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689.95pt" svg:y="184.48pt">
            <loext:p draw:notify-on-update-of-ranges="Sheet1.I13:Sheet1.I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25.85pt" svg:y="491.47pt">
            <loext:p draw:notify-on-update-of-ranges="Sheet1.L39:Sheet1.L39 Sheet1.L40:Sheet1.L64 Sheet1.M39:Sheet1.M39 Sheet1.M40:Sheet1.M64 Sheet1.N39:Sheet1.N39 Sheet1.N40:Sheet1.N6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949.58pt" svg:y="770.83pt">
            <loext:p draw:notify-on-update-of-ranges="Sheet1.L39:Sheet1.L39 Sheet1.L40:Sheet1.L64 Sheet1.M39:Sheet1.M39 Sheet1.M40:Sheet1.M6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86.95" calcext:value-type="float">
            <text:p>86.95</text:p>
          </table:table-cell>
          <table:table-cell table:style-name="ce1" office:value-type="float" office:value="74.85" calcext:value-type="float">
            <text:p>74.85</text:p>
          </table:table-cell>
          <table:table-cell table:style-name="ce1" office:value-type="float" office:value="70.66" calcext:value-type="float">
            <text:p>70.66</text:p>
          </table:table-cell>
          <table:table-cell/>
          <table:table-cell table:formula="of:=AVERAGE([.B1:.D1])" office:value-type="float" office:value="77.4866666666667" calcext:value-type="float">
            <text:p>77.4866666666667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90.15" calcext:value-type="float">
            <text:p>90.15</text:p>
          </table:table-cell>
          <table:table-cell table:style-name="ce1" office:value-type="float" office:value="93.33" calcext:value-type="float">
            <text:p>93.33</text:p>
          </table:table-cell>
          <table:table-cell table:style-name="ce1" office:value-type="float" office:value="79.08" calcext:value-type="float">
            <text:p>79.08</text:p>
          </table:table-cell>
          <table:table-cell/>
          <table:table-cell table:formula="of:=AVERAGE([.B2:.D2])" office:value-type="float" office:value="87.52" calcext:value-type="float">
            <text:p>87.52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83.23" calcext:value-type="float">
            <text:p>83.23</text:p>
          </table:table-cell>
          <table:table-cell table:style-name="ce1" office:value-type="float" office:value="78.61" calcext:value-type="float">
            <text:p>78.61</text:p>
          </table:table-cell>
          <table:table-cell table:style-name="ce1" office:value-type="float" office:value="65.63" calcext:value-type="float">
            <text:p>65.63</text:p>
          </table:table-cell>
          <table:table-cell/>
          <table:table-cell table:formula="of:=AVERAGE([.B3:.D3])" office:value-type="float" office:value="75.8233333333333" calcext:value-type="float">
            <text:p>75.8233333333333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84.11" calcext:value-type="float">
            <text:p>84.11</text:p>
          </table:table-cell>
          <table:table-cell table:style-name="ce1" office:value-type="float" office:value="79.08" calcext:value-type="float">
            <text:p>79.08</text:p>
          </table:table-cell>
          <table:table-cell table:style-name="ce1" office:value-type="float" office:value="70.65" calcext:value-type="float">
            <text:p>70.65</text:p>
          </table:table-cell>
          <table:table-cell/>
          <table:table-cell table:formula="of:=AVERAGE([.B4:.D4])" office:value-type="float" office:value="77.9466666666667" calcext:value-type="float">
            <text:p>77.9466666666667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AVERAGE([.F1:.F4])" office:value-type="float" office:value="79.6941666666667" calcext:value-type="float">
            <text:p>79.6941666666667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.32" calcext:value-type="float">
            <text:p>82.32</text:p>
          </table:table-cell>
          <table:table-cell office:value-type="float" office:value="82.23" calcext:value-type="float">
            <text:p>82.23</text:p>
          </table:table-cell>
          <table:table-cell office:value-type="float" office:value="67.06" calcext:value-type="float">
            <text:p>67.06</text:p>
          </table:table-cell>
          <table:table-cell/>
          <table:table-cell table:formula="of:=AVERAGE([.B7:.D7])" office:value-type="float" office:value="77.2033333333333" calcext:value-type="float">
            <text:p>77.2033333333333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1.13" calcext:value-type="float">
            <text:p>81.13</text:p>
          </table:table-cell>
          <table:table-cell office:value-type="float" office:value="75.32" calcext:value-type="float">
            <text:p>75.32</text:p>
          </table:table-cell>
          <table:table-cell office:value-type="float" office:value="66.35" calcext:value-type="float">
            <text:p>66.35</text:p>
          </table:table-cell>
          <table:table-cell/>
          <table:table-cell table:formula="of:=AVERAGE([.B8:.D8])" office:value-type="float" office:value="74.2666666666667" calcext:value-type="float">
            <text:p>74.2666666666667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AVERAGE([.F7:.F8])" office:value-type="float" office:value="75.735" calcext:value-type="float">
            <text:p>75.735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avg of 3.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CF</text:p>
          </table:table-cell>
          <table:table-cell table:number-columns-repeated="7"/>
          <table:table-cell office:value-type="string" calcext:value-type="string">
            <text:p>Labyrinth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05" calcext:value-type="float">
            <text:p>16.05</text:p>
          </table:table-cell>
          <table:table-cell office:value-type="float" office:value="16.2" calcext:value-type="float">
            <text:p>16.2</text:p>
          </table:table-cell>
          <table:table-cell office:value-type="float" office:value="17.19" calcext:value-type="float">
            <text:p>17.19</text:p>
          </table:table-cell>
          <table:table-cell office:value-type="float" office:value="15.83" calcext:value-type="float">
            <text:p>15.83</text:p>
          </table:table-cell>
          <table:table-cell office:value-type="float" office:value="16.22" calcext:value-type="float">
            <text:p>16.22</text:p>
          </table:table-cell>
          <table:table-cell office:value-type="float" office:value="15.94" calcext:value-type="float">
            <text:p>15.94</text:p>
          </table:table-cell>
          <table:table-cell office:value-type="float" office:value="16.28" calcext:value-type="float">
            <text:p>16.28</text:p>
          </table:table-cell>
          <table:table-cell table:formula="of:=AVERAGE([.D13:.H13])" office:value-type="float" office:value="16.292" calcext:value-type="float">
            <text:p>16.292</text:p>
          </table:table-cell>
          <table:table-cell table:formula="of:=[.I13]/10000*1000" office:value-type="float" office:value="1.6292" calcext:value-type="float">
            <text:p>1.629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26" calcext:value-type="float">
            <text:p>28.26</text:p>
          </table:table-cell>
          <table:table-cell office:value-type="float" office:value="23.14" calcext:value-type="float">
            <text:p>23.14</text:p>
          </table:table-cell>
          <table:table-cell office:value-type="float" office:value="22.88" calcext:value-type="float">
            <text:p>22.88</text:p>
          </table:table-cell>
          <table:table-cell office:value-type="float" office:value="23.18" calcext:value-type="float">
            <text:p>23.18</text:p>
          </table:table-cell>
          <table:table-cell office:value-type="float" office:value="24.51" calcext:value-type="float">
            <text:p>24.51</text:p>
          </table:table-cell>
          <table:table-cell office:value-type="float" office:value="22.71" calcext:value-type="float">
            <text:p>22.71</text:p>
          </table:table-cell>
          <table:table-cell office:value-type="float" office:value="22.8" calcext:value-type="float">
            <text:p>22.8</text:p>
          </table:table-cell>
          <table:table-cell table:formula="of:=AVERAGE([.D14:.H14])" office:value-type="float" office:value="23.216" calcext:value-type="float">
            <text:p>23.216</text:p>
          </table:table-cell>
          <table:table-cell table:formula="of:=[.I14]/10000*1000" office:value-type="float" office:value="2.3216" calcext:value-type="float">
            <text:p>2.321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.56" calcext:value-type="float">
            <text:p>31.56</text:p>
          </table:table-cell>
          <table:table-cell office:value-type="float" office:value="28.65" calcext:value-type="float">
            <text:p>28.65</text:p>
          </table:table-cell>
          <table:table-cell office:value-type="float" office:value="27.72" calcext:value-type="float">
            <text:p>27.72</text:p>
          </table:table-cell>
          <table:table-cell office:value-type="float" office:value="29.31" calcext:value-type="float">
            <text:p>29.31</text:p>
          </table:table-cell>
          <table:table-cell office:value-type="float" office:value="28.17" calcext:value-type="float">
            <text:p>28.17</text:p>
          </table:table-cell>
          <table:table-cell office:value-type="float" office:value="28.4" calcext:value-type="float">
            <text:p>28.4</text:p>
          </table:table-cell>
          <table:table-cell office:value-type="float" office:value="26.63" calcext:value-type="float">
            <text:p>26.63</text:p>
          </table:table-cell>
          <table:table-cell table:formula="of:=AVERAGE([.D15:.H15])" office:value-type="float" office:value="28.046" calcext:value-type="float">
            <text:p>28.046</text:p>
          </table:table-cell>
          <table:table-cell table:formula="of:=[.I15]/10000*1000" office:value-type="float" office:value="2.8046" calcext:value-type="float">
            <text:p>2.804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.25" calcext:value-type="float">
            <text:p>33.25</text:p>
          </table:table-cell>
          <table:table-cell office:value-type="float" office:value="29.86" calcext:value-type="float">
            <text:p>29.86</text:p>
          </table:table-cell>
          <table:table-cell office:value-type="float" office:value="32.05" calcext:value-type="float">
            <text:p>32.05</text:p>
          </table:table-cell>
          <table:table-cell office:value-type="float" office:value="32.08" calcext:value-type="float">
            <text:p>32.08</text:p>
          </table:table-cell>
          <table:table-cell office:value-type="float" office:value="30.97" calcext:value-type="float">
            <text:p>30.97</text:p>
          </table:table-cell>
          <table:table-cell office:value-type="float" office:value="30.38" calcext:value-type="float">
            <text:p>30.38</text:p>
          </table:table-cell>
          <table:table-cell office:value-type="float" office:value="31.65" calcext:value-type="float">
            <text:p>31.65</text:p>
          </table:table-cell>
          <table:table-cell table:formula="of:=AVERAGE([.D16:.H16])" office:value-type="float" office:value="31.426" calcext:value-type="float">
            <text:p>31.426</text:p>
          </table:table-cell>
          <table:table-cell table:formula="of:=[.I16]/10000*1000" office:value-type="float" office:value="3.1426" calcext:value-type="float">
            <text:p>3.142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.62" calcext:value-type="float">
            <text:p>39.62</text:p>
          </table:table-cell>
          <table:table-cell office:value-type="float" office:value="34.38" calcext:value-type="float">
            <text:p>34.38</text:p>
          </table:table-cell>
          <table:table-cell office:value-type="float" office:value="33.77" calcext:value-type="float">
            <text:p>33.77</text:p>
          </table:table-cell>
          <table:table-cell office:value-type="float" office:value="33.63" calcext:value-type="float">
            <text:p>33.63</text:p>
          </table:table-cell>
          <table:table-cell office:value-type="float" office:value="34.9" calcext:value-type="float">
            <text:p>34.9</text:p>
          </table:table-cell>
          <table:table-cell office:value-type="float" office:value="33.49" calcext:value-type="float">
            <text:p>33.49</text:p>
          </table:table-cell>
          <table:table-cell office:value-type="float" office:value="32.73" calcext:value-type="float">
            <text:p>32.73</text:p>
          </table:table-cell>
          <table:table-cell table:formula="of:=AVERAGE([.D17:.H17])" office:value-type="float" office:value="33.704" calcext:value-type="float">
            <text:p>33.704</text:p>
          </table:table-cell>
          <table:table-cell table:formula="of:=[.I17]/10000*1000" office:value-type="float" office:value="3.3704" calcext:value-type="float">
            <text:p>3.370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.16" calcext:value-type="float">
            <text:p>41.16</text:p>
          </table:table-cell>
          <table:table-cell office:value-type="float" office:value="36.9" calcext:value-type="float">
            <text:p>36.9</text:p>
          </table:table-cell>
          <table:table-cell office:value-type="float" office:value="35.96" calcext:value-type="float">
            <text:p>35.96</text:p>
          </table:table-cell>
          <table:table-cell office:value-type="float" office:value="35.82" calcext:value-type="float">
            <text:p>35.82</text:p>
          </table:table-cell>
          <table:table-cell office:value-type="float" office:value="36.63" calcext:value-type="float">
            <text:p>36.63</text:p>
          </table:table-cell>
          <table:table-cell office:value-type="float" office:value="39.69" calcext:value-type="float">
            <text:p>39.69</text:p>
          </table:table-cell>
          <table:table-cell office:value-type="float" office:value="35.19" calcext:value-type="float">
            <text:p>35.19</text:p>
          </table:table-cell>
          <table:table-cell table:formula="of:=AVERAGE([.D18:.H18])" office:value-type="float" office:value="36.658" calcext:value-type="float">
            <text:p>36.658</text:p>
          </table:table-cell>
          <table:table-cell table:formula="of:=[.I18]/10000*1000" office:value-type="float" office:value="3.6658" calcext:value-type="float">
            <text:p>3.665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.32" calcext:value-type="float">
            <text:p>48.32</text:p>
          </table:table-cell>
          <table:table-cell office:value-type="float" office:value="37.81" calcext:value-type="float">
            <text:p>37.81</text:p>
          </table:table-cell>
          <table:table-cell office:value-type="float" office:value="37.2" calcext:value-type="float">
            <text:p>37.2</text:p>
          </table:table-cell>
          <table:table-cell office:value-type="float" office:value="36.55" calcext:value-type="float">
            <text:p>36.55</text:p>
          </table:table-cell>
          <table:table-cell office:value-type="float" office:value="36.09" calcext:value-type="float">
            <text:p>36.09</text:p>
          </table:table-cell>
          <table:table-cell office:value-type="float" office:value="39.78" calcext:value-type="float">
            <text:p>39.78</text:p>
          </table:table-cell>
          <table:table-cell office:value-type="float" office:value="35.48" calcext:value-type="float">
            <text:p>35.48</text:p>
          </table:table-cell>
          <table:table-cell table:formula="of:=AVERAGE([.D19:.H19])" office:value-type="float" office:value="37.02" calcext:value-type="float">
            <text:p>37.02</text:p>
          </table:table-cell>
          <table:table-cell table:formula="of:=[.I19]/10000*1000" office:value-type="float" office:value="3.702" calcext:value-type="float">
            <text:p>3.70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.56" calcext:value-type="float">
            <text:p>48.56</text:p>
          </table:table-cell>
          <table:table-cell office:value-type="float" office:value="39.66" calcext:value-type="float">
            <text:p>39.66</text:p>
          </table:table-cell>
          <table:table-cell office:value-type="float" office:value="38.58" calcext:value-type="float">
            <text:p>38.58</text:p>
          </table:table-cell>
          <table:table-cell office:value-type="float" office:value="38.72" calcext:value-type="float">
            <text:p>38.72</text:p>
          </table:table-cell>
          <table:table-cell office:value-type="float" office:value="38.13" calcext:value-type="float">
            <text:p>38.13</text:p>
          </table:table-cell>
          <table:table-cell office:value-type="float" office:value="39.63" calcext:value-type="float">
            <text:p>39.63</text:p>
          </table:table-cell>
          <table:table-cell office:value-type="float" office:value="38.19" calcext:value-type="float">
            <text:p>38.19</text:p>
          </table:table-cell>
          <table:table-cell table:formula="of:=AVERAGE([.D20:.H20])" office:value-type="float" office:value="38.65" calcext:value-type="float">
            <text:p>38.65</text:p>
          </table:table-cell>
          <table:table-cell table:formula="of:=[.I20]/10000*1000" office:value-type="float" office:value="3.865" calcext:value-type="float">
            <text:p>3.86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.61" calcext:value-type="float">
            <text:p>49.61</text:p>
          </table:table-cell>
          <table:table-cell office:value-type="float" office:value="42.2" calcext:value-type="float">
            <text:p>42.2</text:p>
          </table:table-cell>
          <table:table-cell office:value-type="float" office:value="40.91" calcext:value-type="float">
            <text:p>40.91</text:p>
          </table:table-cell>
          <table:table-cell office:value-type="float" office:value="40.66" calcext:value-type="float">
            <text:p>40.66</text:p>
          </table:table-cell>
          <table:table-cell office:value-type="float" office:value="41.66" calcext:value-type="float">
            <text:p>41.66</text:p>
          </table:table-cell>
          <table:table-cell office:value-type="float" office:value="41.52" calcext:value-type="float">
            <text:p>41.52</text:p>
          </table:table-cell>
          <table:table-cell office:value-type="float" office:value="39.84" calcext:value-type="float">
            <text:p>39.84</text:p>
          </table:table-cell>
          <table:table-cell table:formula="of:=AVERAGE([.D21:.H21])" office:value-type="float" office:value="40.918" calcext:value-type="float">
            <text:p>40.918</text:p>
          </table:table-cell>
          <table:table-cell table:formula="of:=[.I21]/10000*1000" office:value-type="float" office:value="4.0918" calcext:value-type="float">
            <text:p>4.091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.69" calcext:value-type="float">
            <text:p>50.69</text:p>
          </table:table-cell>
          <table:table-cell office:value-type="float" office:value="44.43" calcext:value-type="float">
            <text:p>44.43</text:p>
          </table:table-cell>
          <table:table-cell office:value-type="float" office:value="42.83" calcext:value-type="float">
            <text:p>42.83</text:p>
          </table:table-cell>
          <table:table-cell office:value-type="float" office:value="41.39" calcext:value-type="float">
            <text:p>41.39</text:p>
          </table:table-cell>
          <table:table-cell office:value-type="float" office:value="43.22" calcext:value-type="float">
            <text:p>43.22</text:p>
          </table:table-cell>
          <table:table-cell office:value-type="float" office:value="44.4" calcext:value-type="float">
            <text:p>44.4</text:p>
          </table:table-cell>
          <table:table-cell office:value-type="float" office:value="43.31" calcext:value-type="float">
            <text:p>43.31</text:p>
          </table:table-cell>
          <table:table-cell table:formula="of:=AVERAGE([.D22:.H22])" office:value-type="float" office:value="43.03" calcext:value-type="float">
            <text:p>43.03</text:p>
          </table:table-cell>
          <table:table-cell table:formula="of:=[.I22]/10000*1000" office:value-type="float" office:value="4.303" calcext:value-type="float">
            <text:p>4.30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.55" calcext:value-type="float">
            <text:p>54.55</text:p>
          </table:table-cell>
          <table:table-cell office:value-type="float" office:value="44.31" calcext:value-type="float">
            <text:p>44.31</text:p>
          </table:table-cell>
          <table:table-cell office:value-type="float" office:value="43.24" calcext:value-type="float">
            <text:p>43.24</text:p>
          </table:table-cell>
          <table:table-cell office:value-type="float" office:value="43.5" calcext:value-type="float">
            <text:p>43.5</text:p>
          </table:table-cell>
          <table:table-cell office:value-type="float" office:value="45.25" calcext:value-type="float">
            <text:p>45.25</text:p>
          </table:table-cell>
          <table:table-cell office:value-type="float" office:value="43.96" calcext:value-type="float">
            <text:p>43.96</text:p>
          </table:table-cell>
          <table:table-cell office:value-type="float" office:value="44.36" calcext:value-type="float">
            <text:p>44.36</text:p>
          </table:table-cell>
          <table:table-cell table:formula="of:=AVERAGE([.D23:.H23])" office:value-type="float" office:value="44.062" calcext:value-type="float">
            <text:p>44.062</text:p>
          </table:table-cell>
          <table:table-cell table:formula="of:=[.I23]/10000*1000" office:value-type="float" office:value="4.4062" calcext:value-type="float">
            <text:p>4.406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.65" calcext:value-type="float">
            <text:p>54.65</text:p>
          </table:table-cell>
          <table:table-cell office:value-type="float" office:value="47.36" calcext:value-type="float">
            <text:p>47.36</text:p>
          </table:table-cell>
          <table:table-cell office:value-type="float" office:value="45.32" calcext:value-type="float">
            <text:p>45.32</text:p>
          </table:table-cell>
          <table:table-cell office:value-type="float" office:value="46.12" calcext:value-type="float">
            <text:p>46.12</text:p>
          </table:table-cell>
          <table:table-cell office:value-type="float" office:value="44.54" calcext:value-type="float">
            <text:p>44.54</text:p>
          </table:table-cell>
          <table:table-cell office:value-type="float" office:value="46.04" calcext:value-type="float">
            <text:p>46.04</text:p>
          </table:table-cell>
          <table:table-cell office:value-type="float" office:value="45.96" calcext:value-type="float">
            <text:p>45.96</text:p>
          </table:table-cell>
          <table:table-cell table:formula="of:=AVERAGE([.D24:.H24])" office:value-type="float" office:value="45.596" calcext:value-type="float">
            <text:p>45.596</text:p>
          </table:table-cell>
          <table:table-cell table:formula="of:=[.I24]/10000*1000" office:value-type="float" office:value="4.5596" calcext:value-type="float">
            <text:p>4.559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.07" calcext:value-type="float">
            <text:p>55.07</text:p>
          </table:table-cell>
          <table:table-cell office:value-type="float" office:value="49.36" calcext:value-type="float">
            <text:p>49.36</text:p>
          </table:table-cell>
          <table:table-cell office:value-type="float" office:value="46" calcext:value-type="float">
            <text:p>46</text:p>
          </table:table-cell>
          <table:table-cell office:value-type="float" office:value="47.27" calcext:value-type="float">
            <text:p>47.27</text:p>
          </table:table-cell>
          <table:table-cell office:value-type="float" office:value="47" calcext:value-type="float">
            <text:p>47</text:p>
          </table:table-cell>
          <table:table-cell office:value-type="float" office:value="49.27" calcext:value-type="float">
            <text:p>49.27</text:p>
          </table:table-cell>
          <table:table-cell office:value-type="float" office:value="46.28" calcext:value-type="float">
            <text:p>46.28</text:p>
          </table:table-cell>
          <table:table-cell table:formula="of:=AVERAGE([.D25:.H25])" office:value-type="float" office:value="47.164" calcext:value-type="float">
            <text:p>47.164</text:p>
          </table:table-cell>
          <table:table-cell table:formula="of:=[.I25]/10000*1000" office:value-type="float" office:value="4.7164" calcext:value-type="float">
            <text:p>4.716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.63" calcext:value-type="float">
            <text:p>64.63</text:p>
          </table:table-cell>
          <table:table-cell office:value-type="float" office:value="49.93" calcext:value-type="float">
            <text:p>49.93</text:p>
          </table:table-cell>
          <table:table-cell office:value-type="float" office:value="47.69" calcext:value-type="float">
            <text:p>47.69</text:p>
          </table:table-cell>
          <table:table-cell office:value-type="float" office:value="49.53" calcext:value-type="float">
            <text:p>49.53</text:p>
          </table:table-cell>
          <table:table-cell office:value-type="float" office:value="48.65" calcext:value-type="float">
            <text:p>48.65</text:p>
          </table:table-cell>
          <table:table-cell office:value-type="float" office:value="50.31" calcext:value-type="float">
            <text:p>50.31</text:p>
          </table:table-cell>
          <table:table-cell office:value-type="float" office:value="48.75" calcext:value-type="float">
            <text:p>48.75</text:p>
          </table:table-cell>
          <table:table-cell table:formula="of:=AVERAGE([.D26:.H26])" office:value-type="float" office:value="48.986" calcext:value-type="float">
            <text:p>48.986</text:p>
          </table:table-cell>
          <table:table-cell table:formula="of:=[.I26]/10000*1000" office:value-type="float" office:value="4.8986" calcext:value-type="float">
            <text:p>4.898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.5" calcext:value-type="float">
            <text:p>69.5</text:p>
          </table:table-cell>
          <table:table-cell office:value-type="float" office:value="54.59" calcext:value-type="float">
            <text:p>54.59</text:p>
          </table:table-cell>
          <table:table-cell office:value-type="float" office:value="49.08" calcext:value-type="float">
            <text:p>49.08</text:p>
          </table:table-cell>
          <table:table-cell office:value-type="float" office:value="49.97" calcext:value-type="float">
            <text:p>49.97</text:p>
          </table:table-cell>
          <table:table-cell office:value-type="float" office:value="50.08" calcext:value-type="float">
            <text:p>50.08</text:p>
          </table:table-cell>
          <table:table-cell office:value-type="float" office:value="51.91" calcext:value-type="float">
            <text:p>51.91</text:p>
          </table:table-cell>
          <table:table-cell office:value-type="float" office:value="52.42" calcext:value-type="float">
            <text:p>52.42</text:p>
          </table:table-cell>
          <table:table-cell table:formula="of:=AVERAGE([.D27:.H27])" office:value-type="float" office:value="50.692" calcext:value-type="float">
            <text:p>50.692</text:p>
          </table:table-cell>
          <table:table-cell table:formula="of:=[.I27]/10000*1000" office:value-type="float" office:value="5.0692" calcext:value-type="float">
            <text:p>5.069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.09" calcext:value-type="float">
            <text:p>61.09</text:p>
          </table:table-cell>
          <table:table-cell office:value-type="float" office:value="52.88" calcext:value-type="float">
            <text:p>52.88</text:p>
          </table:table-cell>
          <table:table-cell office:value-type="float" office:value="51.74" calcext:value-type="float">
            <text:p>51.74</text:p>
          </table:table-cell>
          <table:table-cell office:value-type="float" office:value="51.06" calcext:value-type="float">
            <text:p>51.06</text:p>
          </table:table-cell>
          <table:table-cell office:value-type="float" office:value="52.27" calcext:value-type="float">
            <text:p>52.27</text:p>
          </table:table-cell>
          <table:table-cell office:value-type="float" office:value="53.43" calcext:value-type="float">
            <text:p>53.43</text:p>
          </table:table-cell>
          <table:table-cell office:value-type="float" office:value="53.14" calcext:value-type="float">
            <text:p>53.14</text:p>
          </table:table-cell>
          <table:table-cell table:formula="of:=AVERAGE([.D28:.H28])" office:value-type="float" office:value="52.328" calcext:value-type="float">
            <text:p>52.328</text:p>
          </table:table-cell>
          <table:table-cell table:formula="of:=[.I28]/10000*1000" office:value-type="float" office:value="5.2328" calcext:value-type="float">
            <text:p>5.232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.48" calcext:value-type="float">
            <text:p>62.48</text:p>
          </table:table-cell>
          <table:table-cell office:value-type="float" office:value="57.78" calcext:value-type="float">
            <text:p>57.78</text:p>
          </table:table-cell>
          <table:table-cell office:value-type="float" office:value="52.87" calcext:value-type="float">
            <text:p>52.87</text:p>
          </table:table-cell>
          <table:table-cell office:value-type="float" office:value="55.64" calcext:value-type="float">
            <text:p>55.64</text:p>
          </table:table-cell>
          <table:table-cell office:value-type="float" office:value="53.37" calcext:value-type="float">
            <text:p>53.37</text:p>
          </table:table-cell>
          <table:table-cell office:value-type="float" office:value="57.87" calcext:value-type="float">
            <text:p>57.87</text:p>
          </table:table-cell>
          <table:table-cell office:value-type="float" office:value="57.22" calcext:value-type="float">
            <text:p>57.22</text:p>
          </table:table-cell>
          <table:table-cell table:formula="of:=AVERAGE([.D29:.H29])" office:value-type="float" office:value="55.394" calcext:value-type="float">
            <text:p>55.394</text:p>
          </table:table-cell>
          <table:table-cell table:formula="of:=[.I29]/10000*1000" office:value-type="float" office:value="5.5394" calcext:value-type="float">
            <text:p>5.539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.72" calcext:value-type="float">
            <text:p>65.72</text:p>
          </table:table-cell>
          <table:table-cell office:value-type="float" office:value="62" calcext:value-type="float">
            <text:p>62</text:p>
          </table:table-cell>
          <table:table-cell office:value-type="float" office:value="55.16" calcext:value-type="float">
            <text:p>55.16</text:p>
          </table:table-cell>
          <table:table-cell office:value-type="float" office:value="64.75" calcext:value-type="float">
            <text:p>64.75</text:p>
          </table:table-cell>
          <table:table-cell office:value-type="float" office:value="56.78" calcext:value-type="float">
            <text:p>56.78</text:p>
          </table:table-cell>
          <table:table-cell office:value-type="float" office:value="59.29" calcext:value-type="float">
            <text:p>59.29</text:p>
          </table:table-cell>
          <table:table-cell office:value-type="float" office:value="57.32" calcext:value-type="float">
            <text:p>57.32</text:p>
          </table:table-cell>
          <table:table-cell table:formula="of:=AVERAGE([.D30:.H30])" office:value-type="float" office:value="58.66" calcext:value-type="float">
            <text:p>58.66</text:p>
          </table:table-cell>
          <table:table-cell table:formula="of:=[.I30]/10000*1000" office:value-type="float" office:value="5.866" calcext:value-type="float">
            <text:p>5.86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.58" calcext:value-type="float">
            <text:p>69.58</text:p>
          </table:table-cell>
          <table:table-cell office:value-type="float" office:value="63.02" calcext:value-type="float">
            <text:p>63.02</text:p>
          </table:table-cell>
          <table:table-cell office:value-type="float" office:value="63.85" calcext:value-type="float">
            <text:p>63.85</text:p>
          </table:table-cell>
          <table:table-cell office:value-type="float" office:value="61.39" calcext:value-type="float">
            <text:p>61.39</text:p>
          </table:table-cell>
          <table:table-cell office:value-type="float" office:value="59" calcext:value-type="float">
            <text:p>59</text:p>
          </table:table-cell>
          <table:table-cell office:value-type="float" office:value="57.94" calcext:value-type="float">
            <text:p>57.94</text:p>
          </table:table-cell>
          <table:table-cell office:value-type="float" office:value="63.82" calcext:value-type="float">
            <text:p>63.82</text:p>
          </table:table-cell>
          <table:table-cell table:formula="of:=AVERAGE([.D31:.H31])" office:value-type="float" office:value="61.2" calcext:value-type="float">
            <text:p>61.2</text:p>
          </table:table-cell>
          <table:table-cell table:formula="of:=[.I31]/10000*1000" office:value-type="float" office:value="6.12" calcext:value-type="float">
            <text:p>6.1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.06" calcext:value-type="float">
            <text:p>70.06</text:p>
          </table:table-cell>
          <table:table-cell office:value-type="float" office:value="64.84" calcext:value-type="float">
            <text:p>64.84</text:p>
          </table:table-cell>
          <table:table-cell office:value-type="float" office:value="58.29" calcext:value-type="float">
            <text:p>58.29</text:p>
          </table:table-cell>
          <table:table-cell office:value-type="float" office:value="61.52" calcext:value-type="float">
            <text:p>61.52</text:p>
          </table:table-cell>
          <table:table-cell office:value-type="float" office:value="57.34" calcext:value-type="float">
            <text:p>57.34</text:p>
          </table:table-cell>
          <table:table-cell office:value-type="float" office:value="72.75" calcext:value-type="float">
            <text:p>72.75</text:p>
          </table:table-cell>
          <table:table-cell office:value-type="float" office:value="62.58" calcext:value-type="float">
            <text:p>62.58</text:p>
          </table:table-cell>
          <table:table-cell table:formula="of:=AVERAGE([.D32:.H32])" office:value-type="float" office:value="62.496" calcext:value-type="float">
            <text:p>62.496</text:p>
          </table:table-cell>
          <table:table-cell table:formula="of:=[.I32]/10000*1000" office:value-type="float" office:value="6.2496" calcext:value-type="float">
            <text:p>6.249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6.45" calcext:value-type="float">
            <text:p>86.45</text:p>
          </table:table-cell>
          <table:table-cell office:value-type="float" office:value="62.46" calcext:value-type="float">
            <text:p>62.46</text:p>
          </table:table-cell>
          <table:table-cell office:value-type="float" office:value="61.95" calcext:value-type="float">
            <text:p>61.95</text:p>
          </table:table-cell>
          <table:table-cell office:value-type="float" office:value="65.07" calcext:value-type="float">
            <text:p>65.07</text:p>
          </table:table-cell>
          <table:table-cell office:value-type="float" office:value="60.29" calcext:value-type="float">
            <text:p>60.29</text:p>
          </table:table-cell>
          <table:table-cell office:value-type="float" office:value="64.67" calcext:value-type="float">
            <text:p>64.67</text:p>
          </table:table-cell>
          <table:table-cell office:value-type="float" office:value="64.75" calcext:value-type="float">
            <text:p>64.75</text:p>
          </table:table-cell>
          <table:table-cell table:formula="of:=AVERAGE([.D33:.H33])" office:value-type="float" office:value="63.346" calcext:value-type="float">
            <text:p>63.346</text:p>
          </table:table-cell>
          <table:table-cell table:formula="of:=[.I33]/10000*1000" office:value-type="float" office:value="6.3346" calcext:value-type="float">
            <text:p>6.334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7.09" calcext:value-type="float">
            <text:p>77.09</text:p>
          </table:table-cell>
          <table:table-cell office:value-type="float" office:value="73.33" calcext:value-type="float">
            <text:p>73.33</text:p>
          </table:table-cell>
          <table:table-cell office:value-type="float" office:value="61.69" calcext:value-type="float">
            <text:p>61.69</text:p>
          </table:table-cell>
          <table:table-cell office:value-type="float" office:value="65.56" calcext:value-type="float">
            <text:p>65.56</text:p>
          </table:table-cell>
          <table:table-cell office:value-type="float" office:value="58.03" calcext:value-type="float">
            <text:p>58.03</text:p>
          </table:table-cell>
          <table:table-cell office:value-type="float" office:value="63.33" calcext:value-type="float">
            <text:p>63.33</text:p>
          </table:table-cell>
          <table:table-cell office:value-type="float" office:value="62.32" calcext:value-type="float">
            <text:p>62.32</text:p>
          </table:table-cell>
          <table:table-cell table:formula="of:=AVERAGE([.D34:.H34])" office:value-type="float" office:value="62.186" calcext:value-type="float">
            <text:p>62.186</text:p>
          </table:table-cell>
          <table:table-cell table:formula="of:=[.I34]/10000*1000" office:value-type="float" office:value="6.2186" calcext:value-type="float">
            <text:p>6.218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4.82" calcext:value-type="float">
            <text:p>74.82</text:p>
          </table:table-cell>
          <table:table-cell office:value-type="float" office:value="65.99" calcext:value-type="float">
            <text:p>65.99</text:p>
          </table:table-cell>
          <table:table-cell office:value-type="float" office:value="66.41" calcext:value-type="float">
            <text:p>66.41</text:p>
          </table:table-cell>
          <table:table-cell office:value-type="float" office:value="70.99" calcext:value-type="float">
            <text:p>70.99</text:p>
          </table:table-cell>
          <table:table-cell office:value-type="float" office:value="61.59" calcext:value-type="float">
            <text:p>61.59</text:p>
          </table:table-cell>
          <table:table-cell office:value-type="float" office:value="68.98" calcext:value-type="float">
            <text:p>68.98</text:p>
          </table:table-cell>
          <table:table-cell office:value-type="float" office:value="72.27" calcext:value-type="float">
            <text:p>72.27</text:p>
          </table:table-cell>
          <table:table-cell table:formula="of:=AVERAGE([.D35:.H35])" office:value-type="float" office:value="68.048" calcext:value-type="float">
            <text:p>68.048</text:p>
          </table:table-cell>
          <table:table-cell table:formula="of:=[.I35]/10000*1000" office:value-type="float" office:value="6.8048" calcext:value-type="float">
            <text:p>6.804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.93" calcext:value-type="float">
            <text:p>75.93</text:p>
          </table:table-cell>
          <table:table-cell office:value-type="float" office:value="71.6" calcext:value-type="float">
            <text:p>71.6</text:p>
          </table:table-cell>
          <table:table-cell office:value-type="float" office:value="68.51" calcext:value-type="float">
            <text:p>68.51</text:p>
          </table:table-cell>
          <table:table-cell office:value-type="float" office:value="68.45" calcext:value-type="float">
            <text:p>68.45</text:p>
          </table:table-cell>
          <table:table-cell office:value-type="float" office:value="66.52" calcext:value-type="float">
            <text:p>66.52</text:p>
          </table:table-cell>
          <table:table-cell office:value-type="float" office:value="71.52" calcext:value-type="float">
            <text:p>71.52</text:p>
          </table:table-cell>
          <table:table-cell office:value-type="float" office:value="66.43" calcext:value-type="float">
            <text:p>66.43</text:p>
          </table:table-cell>
          <table:table-cell table:formula="of:=AVERAGE([.D36:.H36])" office:value-type="float" office:value="68.286" calcext:value-type="float">
            <text:p>68.286</text:p>
          </table:table-cell>
          <table:table-cell table:formula="of:=[.I36]/10000*1000" office:value-type="float" office:value="6.8286" calcext:value-type="float">
            <text:p>6.828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9.4" calcext:value-type="float">
            <text:p>89.4</text:p>
          </table:table-cell>
          <table:table-cell office:value-type="float" office:value="69.09" calcext:value-type="float">
            <text:p>69.09</text:p>
          </table:table-cell>
          <table:table-cell office:value-type="float" office:value="65.67" calcext:value-type="float">
            <text:p>65.67</text:p>
          </table:table-cell>
          <table:table-cell office:value-type="float" office:value="79.22" calcext:value-type="float">
            <text:p>79.22</text:p>
          </table:table-cell>
          <table:table-cell office:value-type="float" office:value="64.91" calcext:value-type="float">
            <text:p>64.91</text:p>
          </table:table-cell>
          <table:table-cell office:value-type="float" office:value="79.92" calcext:value-type="float">
            <text:p>79.92</text:p>
          </table:table-cell>
          <table:table-cell office:value-type="float" office:value="69.01" calcext:value-type="float">
            <text:p>69.01</text:p>
          </table:table-cell>
          <table:table-cell table:formula="of:=AVERAGE([.D37:.H37])" office:value-type="float" office:value="71.746" calcext:value-type="float">
            <text:p>71.746</text:p>
          </table:table-cell>
          <table:table-cell table:formula="of:=[.I37]/10000*1000" office:value-type="float" office:value="7.1746" calcext:value-type="float">
            <text:p>7.1746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Labyrinth</text:p>
          </table:table-cell>
          <table:table-cell office:value-type="string" calcext:value-type="string">
            <text:p>Flink Native</text:p>
          </table:table-cell>
          <table:table-cell office:value-type="string" calcext:value-type="string">
            <text:p>Flink Newjobs</text:p>
          </table:table-cell>
        </table:table-row>
        <table:table-row table:style-name="ro1">
          <table:table-cell table:number-columns-repeated="11"/>
          <table:table-cell table:formula="of:=[.J13]" office:value-type="float" office:value="1.6292" calcext:value-type="float">
            <text:p>1.6292</text:p>
          </table:table-cell>
          <table:table-cell table:formula="of:=[.J42]" office:value-type="float" office:value="6.93190476190476" calcext:value-type="float">
            <text:p>6.93190476190476</text:p>
          </table:table-cell>
          <table:table-cell table:formula="of:=[.J70]" office:value-type="float" office:value="149.057142857143" calcext:value-type="float">
            <text:p>149.057142857143</text:p>
          </table:table-cell>
        </table:table-row>
        <table:table-row table:style-name="ro1">
          <table:table-cell office:value-type="string" calcext:value-type="string">
            <text:p>SimpleCFFlinkNative</text:p>
          </table:table-cell>
          <table:table-cell table:number-columns-repeated="7"/>
          <table:table-cell office:value-type="string" calcext:value-type="string">
            <text:p>avg</text:p>
          </table:table-cell>
          <table:table-cell table:number-columns-repeated="2"/>
          <table:table-cell table:formula="of:=[.J14]" office:value-type="float" office:value="2.3216" calcext:value-type="float">
            <text:p>2.3216</text:p>
          </table:table-cell>
          <table:table-cell table:formula="of:=[.J43]" office:value-type="float" office:value="10.0621428571429" calcext:value-type="float">
            <text:p>10.0621428571429</text:p>
          </table:table-cell>
          <table:table-cell table:formula="of:=[.J71]" office:value-type="float" office:value="206.314285714286" calcext:value-type="float">
            <text:p>206.3142857142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59" calcext:value-type="float">
            <text:p>15.59</text:p>
          </table:table-cell>
          <table:table-cell office:value-type="float" office:value="16.31" calcext:value-type="float">
            <text:p>16.31</text:p>
          </table:table-cell>
          <table:table-cell office:value-type="float" office:value="15.56" calcext:value-type="float">
            <text:p>15.56</text:p>
          </table:table-cell>
          <table:table-cell office:value-type="float" office:value="15.76" calcext:value-type="float">
            <text:p>15.76</text:p>
          </table:table-cell>
          <table:table-cell office:value-type="float" office:value="15.42" calcext:value-type="float">
            <text:p>15.42</text:p>
          </table:table-cell>
          <table:table-cell office:value-type="float" office:value="15.43" calcext:value-type="float">
            <text:p>15.43</text:p>
          </table:table-cell>
          <table:table-cell office:value-type="float" office:value="15.98" calcext:value-type="float">
            <text:p>15.98</text:p>
          </table:table-cell>
          <table:table-cell table:formula="of:=AVERAGE([.B42:.H43])" office:value-type="float" office:value="20.7957142857143" calcext:value-type="float">
            <text:p>20.7957142857143</text:p>
          </table:table-cell>
          <table:table-cell table:formula="of:=[.I42]/3000*1000" office:value-type="float" office:value="6.93190476190476" calcext:value-type="float">
            <text:p>6.93190476190476</text:p>
          </table:table-cell>
          <table:table-cell/>
          <table:table-cell table:formula="of:=[.J15]" office:value-type="float" office:value="2.8046" calcext:value-type="float">
            <text:p>2.8046</text:p>
          </table:table-cell>
          <table:table-cell table:formula="of:=[.J44]" office:value-type="float" office:value="12.1804761904762" calcext:value-type="float">
            <text:p>12.1804761904762</text:p>
          </table:table-cell>
          <table:table-cell table:formula="of:=[.J72]" office:value-type="float" office:value="246.971428571429" calcext:value-type="float">
            <text:p>246.9714285714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.13" calcext:value-type="float">
            <text:p>27.13</text:p>
          </table:table-cell>
          <table:table-cell office:value-type="float" office:value="25.8" calcext:value-type="float">
            <text:p>25.8</text:p>
          </table:table-cell>
          <table:table-cell office:value-type="float" office:value="26.04" calcext:value-type="float">
            <text:p>26.04</text:p>
          </table:table-cell>
          <table:table-cell office:value-type="float" office:value="25.23" calcext:value-type="float">
            <text:p>25.23</text:p>
          </table:table-cell>
          <table:table-cell office:value-type="float" office:value="24.87" calcext:value-type="float">
            <text:p>24.87</text:p>
          </table:table-cell>
          <table:table-cell office:value-type="float" office:value="26.92" calcext:value-type="float">
            <text:p>26.92</text:p>
          </table:table-cell>
          <table:table-cell office:value-type="float" office:value="25.1" calcext:value-type="float">
            <text:p>25.1</text:p>
          </table:table-cell>
          <table:table-cell table:formula="of:=AVERAGE([.B43:.H44])" office:value-type="float" office:value="30.1864285714286" calcext:value-type="float">
            <text:p>30.1864285714286</text:p>
          </table:table-cell>
          <table:table-cell table:formula="of:=[.I43]/3000*1000" office:value-type="float" office:value="10.0621428571429" calcext:value-type="float">
            <text:p>10.0621428571429</text:p>
          </table:table-cell>
          <table:table-cell/>
          <table:table-cell table:formula="of:=[.J16]" office:value-type="float" office:value="3.1426" calcext:value-type="float">
            <text:p>3.1426</text:p>
          </table:table-cell>
          <table:table-cell table:formula="of:=[.J45]" office:value-type="float" office:value="13.5392857142857" calcext:value-type="float">
            <text:p>13.5392857142857</text:p>
          </table:table-cell>
          <table:table-cell table:formula="of:=[.J73]" office:value-type="float" office:value="308.485714285714" calcext:value-type="float">
            <text:p>308.4857142857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.27" calcext:value-type="float">
            <text:p>35.27</text:p>
          </table:table-cell>
          <table:table-cell office:value-type="float" office:value="33.23" calcext:value-type="float">
            <text:p>33.23</text:p>
          </table:table-cell>
          <table:table-cell office:value-type="float" office:value="32.73" calcext:value-type="float">
            <text:p>32.73</text:p>
          </table:table-cell>
          <table:table-cell office:value-type="float" office:value="31.47" calcext:value-type="float">
            <text:p>31.47</text:p>
          </table:table-cell>
          <table:table-cell office:value-type="float" office:value="32.63" calcext:value-type="float">
            <text:p>32.63</text:p>
          </table:table-cell>
          <table:table-cell office:value-type="float" office:value="34.06" calcext:value-type="float">
            <text:p>34.06</text:p>
          </table:table-cell>
          <table:table-cell office:value-type="float" office:value="42.13" calcext:value-type="float">
            <text:p>42.13</text:p>
          </table:table-cell>
          <table:table-cell table:formula="of:=AVERAGE([.B44:.H45])" office:value-type="float" office:value="36.5414285714286" calcext:value-type="float">
            <text:p>36.5414285714286</text:p>
          </table:table-cell>
          <table:table-cell table:formula="of:=[.I44]/3000*1000" office:value-type="float" office:value="12.1804761904762" calcext:value-type="float">
            <text:p>12.1804761904762</text:p>
          </table:table-cell>
          <table:table-cell/>
          <table:table-cell table:formula="of:=[.J17]" office:value-type="float" office:value="3.3704" calcext:value-type="float">
            <text:p>3.3704</text:p>
          </table:table-cell>
          <table:table-cell table:formula="of:=[.J46]" office:value-type="float" office:value="15.1266666666667" calcext:value-type="float">
            <text:p>15.1266666666667</text:p>
          </table:table-cell>
          <table:table-cell table:formula="of:=[.J74]" office:value-type="float" office:value="348.028571428571" calcext:value-type="float">
            <text:p>348.0285714285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.89" calcext:value-type="float">
            <text:p>41.89</text:p>
          </table:table-cell>
          <table:table-cell office:value-type="float" office:value="35.25" calcext:value-type="float">
            <text:p>35.25</text:p>
          </table:table-cell>
          <table:table-cell office:value-type="float" office:value="35.68" calcext:value-type="float">
            <text:p>35.68</text:p>
          </table:table-cell>
          <table:table-cell office:value-type="float" office:value="35.64" calcext:value-type="float">
            <text:p>35.64</text:p>
          </table:table-cell>
          <table:table-cell office:value-type="float" office:value="35.44" calcext:value-type="float">
            <text:p>35.44</text:p>
          </table:table-cell>
          <table:table-cell office:value-type="float" office:value="43.3" calcext:value-type="float">
            <text:p>43.3</text:p>
          </table:table-cell>
          <table:table-cell office:value-type="float" office:value="42.86" calcext:value-type="float">
            <text:p>42.86</text:p>
          </table:table-cell>
          <table:table-cell table:formula="of:=AVERAGE([.B45:.H46])" office:value-type="float" office:value="40.6178571428571" calcext:value-type="float">
            <text:p>40.6178571428571</text:p>
          </table:table-cell>
          <table:table-cell table:formula="of:=[.I45]/3000*1000" office:value-type="float" office:value="13.5392857142857" calcext:value-type="float">
            <text:p>13.5392857142857</text:p>
          </table:table-cell>
          <table:table-cell/>
          <table:table-cell table:formula="of:=[.J18]" office:value-type="float" office:value="3.6658" calcext:value-type="float">
            <text:p>3.6658</text:p>
          </table:table-cell>
          <table:table-cell table:formula="of:=[.J47]" office:value-type="float" office:value="16.627380952381" calcext:value-type="float">
            <text:p>16.627380952381</text:p>
          </table:table-cell>
          <table:table-cell table:formula="of:=[.J75]" office:value-type="float" office:value="368.571428571429" calcext:value-type="float">
            <text:p>368.5714285714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.02" calcext:value-type="float">
            <text:p>45.02</text:p>
          </table:table-cell>
          <table:table-cell office:value-type="float" office:value="37.46" calcext:value-type="float">
            <text:p>37.46</text:p>
          </table:table-cell>
          <table:table-cell office:value-type="float" office:value="39.04" calcext:value-type="float">
            <text:p>39.04</text:p>
          </table:table-cell>
          <table:table-cell office:value-type="float" office:value="37.04" calcext:value-type="float">
            <text:p>37.04</text:p>
          </table:table-cell>
          <table:table-cell office:value-type="float" office:value="39.59" calcext:value-type="float">
            <text:p>39.59</text:p>
          </table:table-cell>
          <table:table-cell office:value-type="float" office:value="58.31" calcext:value-type="float">
            <text:p>58.31</text:p>
          </table:table-cell>
          <table:table-cell office:value-type="float" office:value="42.13" calcext:value-type="float">
            <text:p>42.13</text:p>
          </table:table-cell>
          <table:table-cell table:formula="of:=AVERAGE([.B46:.H47])" office:value-type="float" office:value="45.38" calcext:value-type="float">
            <text:p>45.38</text:p>
          </table:table-cell>
          <table:table-cell table:formula="of:=[.I46]/3000*1000" office:value-type="float" office:value="15.1266666666667" calcext:value-type="float">
            <text:p>15.1266666666667</text:p>
          </table:table-cell>
          <table:table-cell/>
          <table:table-cell table:formula="of:=[.J19]" office:value-type="float" office:value="3.702" calcext:value-type="float">
            <text:p>3.702</text:p>
          </table:table-cell>
          <table:table-cell table:formula="of:=[.J48]" office:value-type="float" office:value="17.2090476190476" calcext:value-type="float">
            <text:p>17.2090476190476</text:p>
          </table:table-cell>
          <table:table-cell table:formula="of:=[.J76]" office:value-type="float" office:value="408.285714285714" calcext:value-type="float">
            <text:p>408.2857142857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.81" calcext:value-type="float">
            <text:p>48.81</text:p>
          </table:table-cell>
          <table:table-cell office:value-type="float" office:value="42.98" calcext:value-type="float">
            <text:p>42.98</text:p>
          </table:table-cell>
          <table:table-cell office:value-type="float" office:value="44.56" calcext:value-type="float">
            <text:p>44.56</text:p>
          </table:table-cell>
          <table:table-cell office:value-type="float" office:value="42.39" calcext:value-type="float">
            <text:p>42.39</text:p>
          </table:table-cell>
          <table:table-cell office:value-type="float" office:value="61.54" calcext:value-type="float">
            <text:p>61.54</text:p>
          </table:table-cell>
          <table:table-cell office:value-type="float" office:value="53.01" calcext:value-type="float">
            <text:p>53.01</text:p>
          </table:table-cell>
          <table:table-cell office:value-type="float" office:value="43.44" calcext:value-type="float">
            <text:p>43.44</text:p>
          </table:table-cell>
          <table:table-cell table:formula="of:=AVERAGE([.B47:.H48])" office:value-type="float" office:value="49.8821428571429" calcext:value-type="float">
            <text:p>49.8821428571429</text:p>
          </table:table-cell>
          <table:table-cell table:formula="of:=[.I47]/3000*1000" office:value-type="float" office:value="16.627380952381" calcext:value-type="float">
            <text:p>16.627380952381</text:p>
          </table:table-cell>
          <table:table-cell/>
          <table:table-cell table:formula="of:=[.J20]" office:value-type="float" office:value="3.865" calcext:value-type="float">
            <text:p>3.865</text:p>
          </table:table-cell>
          <table:table-cell table:formula="of:=[.J49]" office:value-type="float" office:value="18.4466666666667" calcext:value-type="float">
            <text:p>18.4466666666667</text:p>
          </table:table-cell>
          <table:table-cell table:formula="of:=[.J77]" office:value-type="float" office:value="433.885714285714" calcext:value-type="float">
            <text:p>433.885714285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.94" calcext:value-type="float">
            <text:p>50.94</text:p>
          </table:table-cell>
          <table:table-cell office:value-type="float" office:value="46.93" calcext:value-type="float">
            <text:p>46.93</text:p>
          </table:table-cell>
          <table:table-cell office:value-type="float" office:value="44.01" calcext:value-type="float">
            <text:p>44.01</text:p>
          </table:table-cell>
          <table:table-cell office:value-type="float" office:value="46.88" calcext:value-type="float">
            <text:p>46.88</text:p>
          </table:table-cell>
          <table:table-cell office:value-type="float" office:value="71.51" calcext:value-type="float">
            <text:p>71.51</text:p>
          </table:table-cell>
          <table:table-cell office:value-type="float" office:value="55.47" calcext:value-type="float">
            <text:p>55.47</text:p>
          </table:table-cell>
          <table:table-cell office:value-type="float" office:value="45.88" calcext:value-type="float">
            <text:p>45.88</text:p>
          </table:table-cell>
          <table:table-cell table:formula="of:=AVERAGE([.B48:.H49])" office:value-type="float" office:value="51.6271428571429" calcext:value-type="float">
            <text:p>51.6271428571429</text:p>
          </table:table-cell>
          <table:table-cell table:formula="of:=[.I48]/3000*1000" office:value-type="float" office:value="17.2090476190476" calcext:value-type="float">
            <text:p>17.2090476190476</text:p>
          </table:table-cell>
          <table:table-cell/>
          <table:table-cell table:formula="of:=[.J21]" office:value-type="float" office:value="4.0918" calcext:value-type="float">
            <text:p>4.0918</text:p>
          </table:table-cell>
          <table:table-cell table:formula="of:=[.J50]" office:value-type="float" office:value="20.087380952381" calcext:value-type="float">
            <text:p>20.087380952381</text:p>
          </table:table-cell>
          <table:table-cell table:formula="of:=[.J78]" office:value-type="float" office:value="453.142857142857" calcext:value-type="float">
            <text:p>453.1428571428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.6" calcext:value-type="float">
            <text:p>50.6</text:p>
          </table:table-cell>
          <table:table-cell office:value-type="float" office:value="49.75" calcext:value-type="float">
            <text:p>49.75</text:p>
          </table:table-cell>
          <table:table-cell office:value-type="float" office:value="42.92" calcext:value-type="float">
            <text:p>42.92</text:p>
          </table:table-cell>
          <table:table-cell office:value-type="float" office:value="49.23" calcext:value-type="float">
            <text:p>49.23</text:p>
          </table:table-cell>
          <table:table-cell office:value-type="float" office:value="73.38" calcext:value-type="float">
            <text:p>73.38</text:p>
          </table:table-cell>
          <table:table-cell office:value-type="float" office:value="48.67" calcext:value-type="float">
            <text:p>48.67</text:p>
          </table:table-cell>
          <table:table-cell office:value-type="float" office:value="46.61" calcext:value-type="float">
            <text:p>46.61</text:p>
          </table:table-cell>
          <table:table-cell table:formula="of:=AVERAGE([.B49:.H50])" office:value-type="float" office:value="55.34" calcext:value-type="float">
            <text:p>55.34</text:p>
          </table:table-cell>
          <table:table-cell table:formula="of:=[.I49]/3000*1000" office:value-type="float" office:value="18.4466666666667" calcext:value-type="float">
            <text:p>18.4466666666667</text:p>
          </table:table-cell>
          <table:table-cell/>
          <table:table-cell table:formula="of:=[.J22]" office:value-type="float" office:value="4.303" calcext:value-type="float">
            <text:p>4.303</text:p>
          </table:table-cell>
          <table:table-cell table:formula="of:=[.J51]" office:value-type="float" office:value="21.0580952380952" calcext:value-type="float">
            <text:p>21.0580952380952</text:p>
          </table:table-cell>
          <table:table-cell table:formula="of:=[.J79]" office:value-type="float" office:value="623.771428571428" calcext:value-type="float">
            <text:p>623.7714285714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.27" calcext:value-type="float">
            <text:p>56.27</text:p>
          </table:table-cell>
          <table:table-cell office:value-type="float" office:value="53.82" calcext:value-type="float">
            <text:p>53.82</text:p>
          </table:table-cell>
          <table:table-cell office:value-type="float" office:value="53.97" calcext:value-type="float">
            <text:p>53.97</text:p>
          </table:table-cell>
          <table:table-cell office:value-type="float" office:value="66.38" calcext:value-type="float">
            <text:p>66.38</text:p>
          </table:table-cell>
          <table:table-cell office:value-type="float" office:value="77.86" calcext:value-type="float">
            <text:p>77.86</text:p>
          </table:table-cell>
          <table:table-cell office:value-type="float" office:value="55.6" calcext:value-type="float">
            <text:p>55.6</text:p>
          </table:table-cell>
          <table:table-cell office:value-type="float" office:value="49.7" calcext:value-type="float">
            <text:p>49.7</text:p>
          </table:table-cell>
          <table:table-cell table:formula="of:=AVERAGE([.B50:.H51])" office:value-type="float" office:value="60.2621428571429" calcext:value-type="float">
            <text:p>60.2621428571429</text:p>
          </table:table-cell>
          <table:table-cell table:formula="of:=[.I50]/3000*1000" office:value-type="float" office:value="20.087380952381" calcext:value-type="float">
            <text:p>20.087380952381</text:p>
          </table:table-cell>
          <table:table-cell/>
          <table:table-cell table:formula="of:=[.J23]" office:value-type="float" office:value="4.4062" calcext:value-type="float">
            <text:p>4.4062</text:p>
          </table:table-cell>
          <table:table-cell table:formula="of:=[.J52]" office:value-type="float" office:value="22.4045238095238" calcext:value-type="float">
            <text:p>22.4045238095238</text:p>
          </table:table-cell>
          <table:table-cell table:formula="of:=[.J80]"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.35" calcext:value-type="float">
            <text:p>54.35</text:p>
          </table:table-cell>
          <table:table-cell office:value-type="float" office:value="52.33" calcext:value-type="float">
            <text:p>52.33</text:p>
          </table:table-cell>
          <table:table-cell office:value-type="float" office:value="50.88" calcext:value-type="float">
            <text:p>50.88</text:p>
          </table:table-cell>
          <table:table-cell office:value-type="float" office:value="82.14" calcext:value-type="float">
            <text:p>82.14</text:p>
          </table:table-cell>
          <table:table-cell office:value-type="float" office:value="70.66" calcext:value-type="float">
            <text:p>70.66</text:p>
          </table:table-cell>
          <table:table-cell office:value-type="float" office:value="61.76" calcext:value-type="float">
            <text:p>61.76</text:p>
          </table:table-cell>
          <table:table-cell office:value-type="float" office:value="57.95" calcext:value-type="float">
            <text:p>57.95</text:p>
          </table:table-cell>
          <table:table-cell table:formula="of:=AVERAGE([.B51:.H52])" office:value-type="float" office:value="63.1742857142857" calcext:value-type="float">
            <text:p>63.1742857142857</text:p>
          </table:table-cell>
          <table:table-cell table:formula="of:=[.I51]/3000*1000" office:value-type="float" office:value="21.0580952380952" calcext:value-type="float">
            <text:p>21.0580952380952</text:p>
          </table:table-cell>
          <table:table-cell/>
          <table:table-cell table:formula="of:=[.J24]" office:value-type="float" office:value="4.5596" calcext:value-type="float">
            <text:p>4.5596</text:p>
          </table:table-cell>
          <table:table-cell table:formula="of:=[.J53]" office:value-type="float" office:value="23.8271428571429" calcext:value-type="float">
            <text:p>23.8271428571429</text:p>
          </table:table-cell>
          <table:table-cell table:formula="of:=[.J81]" office:value-type="float" office:value="673.571428571429" calcext:value-type="float">
            <text:p>673.5714285714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.98" calcext:value-type="float">
            <text:p>62.98</text:p>
          </table:table-cell>
          <table:table-cell office:value-type="float" office:value="58.69" calcext:value-type="float">
            <text:p>58.69</text:p>
          </table:table-cell>
          <table:table-cell office:value-type="float" office:value="59.58" calcext:value-type="float">
            <text:p>59.58</text:p>
          </table:table-cell>
          <table:table-cell office:value-type="float" office:value="89.75" calcext:value-type="float">
            <text:p>89.75</text:p>
          </table:table-cell>
          <table:table-cell office:value-type="float" office:value="69.57" calcext:value-type="float">
            <text:p>69.57</text:p>
          </table:table-cell>
          <table:table-cell office:value-type="float" office:value="58.74" calcext:value-type="float">
            <text:p>58.74</text:p>
          </table:table-cell>
          <table:table-cell office:value-type="float" office:value="55.06" calcext:value-type="float">
            <text:p>55.06</text:p>
          </table:table-cell>
          <table:table-cell table:formula="of:=AVERAGE([.B52:.H53])" office:value-type="float" office:value="67.2135714285714" calcext:value-type="float">
            <text:p>67.2135714285714</text:p>
          </table:table-cell>
          <table:table-cell table:formula="of:=[.I52]/3000*1000" office:value-type="float" office:value="22.4045238095238" calcext:value-type="float">
            <text:p>22.4045238095238</text:p>
          </table:table-cell>
          <table:table-cell/>
          <table:table-cell table:formula="of:=[.J25]" office:value-type="float" office:value="4.7164" calcext:value-type="float">
            <text:p>4.7164</text:p>
          </table:table-cell>
          <table:table-cell table:formula="of:=[.J54]" office:value-type="float" office:value="25.3771428571429" calcext:value-type="float">
            <text:p>25.3771428571429</text:p>
          </table:table-cell>
          <table:table-cell table:formula="of:=[.J82]" office:value-type="float" office:value="703.057142857143" calcext:value-type="float">
            <text:p>703.0571428571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7" calcext:value-type="float">
            <text:p>70.7</text:p>
          </table:table-cell>
          <table:table-cell office:value-type="float" office:value="58.06" calcext:value-type="float">
            <text:p>58.06</text:p>
          </table:table-cell>
          <table:table-cell office:value-type="float" office:value="67.38" calcext:value-type="float">
            <text:p>67.38</text:p>
          </table:table-cell>
          <table:table-cell office:value-type="float" office:value="101.98" calcext:value-type="float">
            <text:p>101.98</text:p>
          </table:table-cell>
          <table:table-cell office:value-type="float" office:value="65.41" calcext:value-type="float">
            <text:p>65.41</text:p>
          </table:table-cell>
          <table:table-cell office:value-type="float" office:value="63.85" calcext:value-type="float">
            <text:p>63.85</text:p>
          </table:table-cell>
          <table:table-cell office:value-type="float" office:value="59.24" calcext:value-type="float">
            <text:p>59.24</text:p>
          </table:table-cell>
          <table:table-cell table:formula="of:=AVERAGE([.B53:.H54])" office:value-type="float" office:value="71.4814285714286" calcext:value-type="float">
            <text:p>71.4814285714286</text:p>
          </table:table-cell>
          <table:table-cell table:formula="of:=[.I53]/3000*1000" office:value-type="float" office:value="23.8271428571429" calcext:value-type="float">
            <text:p>23.8271428571429</text:p>
          </table:table-cell>
          <table:table-cell/>
          <table:table-cell table:formula="of:=[.J26]" office:value-type="float" office:value="4.8986" calcext:value-type="float">
            <text:p>4.8986</text:p>
          </table:table-cell>
          <table:table-cell table:formula="of:=[.J55]" office:value-type="float" office:value="26.9357142857143" calcext:value-type="float">
            <text:p>26.9357142857143</text:p>
          </table:table-cell>
          <table:table-cell table:formula="of:=[.J83]" office:value-type="float" office:value="698.828571428571" calcext:value-type="float">
            <text:p>698.8285714285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.1" calcext:value-type="float">
            <text:p>71.1</text:p>
          </table:table-cell>
          <table:table-cell office:value-type="float" office:value="66.04" calcext:value-type="float">
            <text:p>66.04</text:p>
          </table:table-cell>
          <table:table-cell office:value-type="float" office:value="77.93" calcext:value-type="float">
            <text:p>77.93</text:p>
          </table:table-cell>
          <table:table-cell office:value-type="float" office:value="99.43" calcext:value-type="float">
            <text:p>99.43</text:p>
          </table:table-cell>
          <table:table-cell office:value-type="float" office:value="67.85" calcext:value-type="float">
            <text:p>67.85</text:p>
          </table:table-cell>
          <table:table-cell office:value-type="float" office:value="68.24" calcext:value-type="float">
            <text:p>68.24</text:p>
          </table:table-cell>
          <table:table-cell office:value-type="float" office:value="63.53" calcext:value-type="float">
            <text:p>63.53</text:p>
          </table:table-cell>
          <table:table-cell table:formula="of:=AVERAGE([.B54:.H55])" office:value-type="float" office:value="76.1314285714286" calcext:value-type="float">
            <text:p>76.1314285714286</text:p>
          </table:table-cell>
          <table:table-cell table:formula="of:=[.I54]/3000*1000" office:value-type="float" office:value="25.3771428571429" calcext:value-type="float">
            <text:p>25.3771428571429</text:p>
          </table:table-cell>
          <table:table-cell/>
          <table:table-cell table:formula="of:=[.J27]" office:value-type="float" office:value="5.0692" calcext:value-type="float">
            <text:p>5.0692</text:p>
          </table:table-cell>
          <table:table-cell table:formula="of:=[.J56]" office:value-type="float" office:value="29.0090476190476" calcext:value-type="float">
            <text:p>29.0090476190476</text:p>
          </table:table-cell>
          <table:table-cell table:formula="of:=[.J84]" office:value-type="float" office:value="741.257142857143" calcext:value-type="float">
            <text:p>741.2571428571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.52" calcext:value-type="float">
            <text:p>74.52</text:p>
          </table:table-cell>
          <table:table-cell office:value-type="float" office:value="70" calcext:value-type="float">
            <text:p>70</text:p>
          </table:table-cell>
          <table:table-cell office:value-type="float" office:value="90.7" calcext:value-type="float">
            <text:p>90.7</text:p>
          </table:table-cell>
          <table:table-cell office:value-type="float" office:value="97.22" calcext:value-type="float">
            <text:p>97.22</text:p>
          </table:table-cell>
          <table:table-cell office:value-type="float" office:value="70.55" calcext:value-type="float">
            <text:p>70.55</text:p>
          </table:table-cell>
          <table:table-cell office:value-type="float" office:value="71.73" calcext:value-type="float">
            <text:p>71.73</text:p>
          </table:table-cell>
          <table:table-cell office:value-type="float" office:value="77" calcext:value-type="float">
            <text:p>77</text:p>
          </table:table-cell>
          <table:table-cell table:formula="of:=AVERAGE([.B55:.H56])" office:value-type="float" office:value="80.8071428571428" calcext:value-type="float">
            <text:p>80.8071428571428</text:p>
          </table:table-cell>
          <table:table-cell table:formula="of:=[.I55]/3000*1000" office:value-type="float" office:value="26.9357142857143" calcext:value-type="float">
            <text:p>26.9357142857143</text:p>
          </table:table-cell>
          <table:table-cell/>
          <table:table-cell table:formula="of:=[.J28]" office:value-type="float" office:value="5.2328" calcext:value-type="float">
            <text:p>5.2328</text:p>
          </table:table-cell>
          <table:table-cell table:formula="of:=[.J57]" office:value-type="float" office:value="30.6340476190476" calcext:value-type="float">
            <text:p>30.6340476190476</text:p>
          </table:table-cell>
          <table:table-cell table:formula="of:=[.J85]" office:value-type="float" office:value="808.914285714286" calcext:value-type="float">
            <text:p>808.9142857142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71.45" calcext:value-type="float">
            <text:p>71.45</text:p>
          </table:table-cell>
          <table:table-cell office:value-type="float" office:value="116.97" calcext:value-type="float">
            <text:p>116.97</text:p>
          </table:table-cell>
          <table:table-cell office:value-type="float" office:value="90.26" calcext:value-type="float">
            <text:p>90.26</text:p>
          </table:table-cell>
          <table:table-cell office:value-type="float" office:value="75.26" calcext:value-type="float">
            <text:p>75.26</text:p>
          </table:table-cell>
          <table:table-cell office:value-type="float" office:value="70.82" calcext:value-type="float">
            <text:p>70.82</text:p>
          </table:table-cell>
          <table:table-cell office:value-type="float" office:value="76.82" calcext:value-type="float">
            <text:p>76.82</text:p>
          </table:table-cell>
          <table:table-cell table:formula="of:=AVERAGE([.B56:.H57])" office:value-type="float" office:value="87.0271428571428" calcext:value-type="float">
            <text:p>87.0271428571428</text:p>
          </table:table-cell>
          <table:table-cell table:formula="of:=[.I56]/3000*1000" office:value-type="float" office:value="29.0090476190476" calcext:value-type="float">
            <text:p>29.0090476190476</text:p>
          </table:table-cell>
          <table:table-cell/>
          <table:table-cell table:formula="of:=[.J29]" office:value-type="float" office:value="5.5394" calcext:value-type="float">
            <text:p>5.5394</text:p>
          </table:table-cell>
          <table:table-cell table:formula="of:=[.J58]" office:value-type="float" office:value="32.1421428571429" calcext:value-type="float">
            <text:p>32.1421428571429</text:p>
          </table:table-cell>
          <table:table-cell table:formula="of:=[.J86]" office:value-type="float" office:value="862.542857142857" calcext:value-type="float">
            <text:p>862.5428571428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1.23" calcext:value-type="float">
            <text:p>91.23</text:p>
          </table:table-cell>
          <table:table-cell office:value-type="float" office:value="79.3" calcext:value-type="float">
            <text:p>79.3</text:p>
          </table:table-cell>
          <table:table-cell office:value-type="float" office:value="124.73" calcext:value-type="float">
            <text:p>124.73</text:p>
          </table:table-cell>
          <table:table-cell office:value-type="float" office:value="86.82" calcext:value-type="float">
            <text:p>86.82</text:p>
          </table:table-cell>
          <table:table-cell office:value-type="float" office:value="89.31" calcext:value-type="float">
            <text:p>89.31</text:p>
          </table:table-cell>
          <table:table-cell office:value-type="float" office:value="78.2" calcext:value-type="float">
            <text:p>78.2</text:p>
          </table:table-cell>
          <table:table-cell office:value-type="float" office:value="89.21" calcext:value-type="float">
            <text:p>89.21</text:p>
          </table:table-cell>
          <table:table-cell table:formula="of:=AVERAGE([.B57:.H58])" office:value-type="float" office:value="91.9021428571429" calcext:value-type="float">
            <text:p>91.9021428571429</text:p>
          </table:table-cell>
          <table:table-cell table:formula="of:=[.I57]/3000*1000" office:value-type="float" office:value="30.6340476190476" calcext:value-type="float">
            <text:p>30.6340476190476</text:p>
          </table:table-cell>
          <table:table-cell/>
          <table:table-cell table:formula="of:=[.J30]" office:value-type="float" office:value="5.866" calcext:value-type="float">
            <text:p>5.866</text:p>
          </table:table-cell>
          <table:table-cell table:formula="of:=[.J59]" office:value-type="float" office:value="34.6785714285714" calcext:value-type="float">
            <text:p>34.6785714285714</text:p>
          </table:table-cell>
          <table:table-cell table:formula="of:=[.J87]" office:value-type="float" office:value="880.342857142857" calcext:value-type="float">
            <text:p>880.3428571428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1.09" calcext:value-type="float">
            <text:p>91.09</text:p>
          </table:table-cell>
          <table:table-cell office:value-type="float" office:value="84.87" calcext:value-type="float">
            <text:p>84.87</text:p>
          </table:table-cell>
          <table:table-cell office:value-type="float" office:value="126" calcext:value-type="float">
            <text:p>126</text:p>
          </table:table-cell>
          <table:table-cell office:value-type="float" office:value="92.06" calcext:value-type="float">
            <text:p>92.06</text:p>
          </table:table-cell>
          <table:table-cell office:value-type="float" office:value="84.43" calcext:value-type="float">
            <text:p>84.43</text:p>
          </table:table-cell>
          <table:table-cell office:value-type="float" office:value="80.73" calcext:value-type="float">
            <text:p>80.73</text:p>
          </table:table-cell>
          <table:table-cell office:value-type="float" office:value="88.65" calcext:value-type="float">
            <text:p>88.65</text:p>
          </table:table-cell>
          <table:table-cell table:formula="of:=AVERAGE([.B58:.H59])" office:value-type="float" office:value="96.4264285714286" calcext:value-type="float">
            <text:p>96.4264285714286</text:p>
          </table:table-cell>
          <table:table-cell table:formula="of:=[.I58]/3000*1000" office:value-type="float" office:value="32.1421428571429" calcext:value-type="float">
            <text:p>32.1421428571429</text:p>
          </table:table-cell>
          <table:table-cell/>
          <table:table-cell table:formula="of:=[.J31]" office:value-type="float" office:value="6.12" calcext:value-type="float">
            <text:p>6.12</text:p>
          </table:table-cell>
          <table:table-cell table:formula="of:=[.J60]" office:value-type="float" office:value="36.6759523809524" calcext:value-type="float">
            <text:p>36.6759523809524</text:p>
          </table:table-cell>
          <table:table-cell table:formula="of:=[.J88]" office:value-type="float" office:value="895.571428571429" calcext:value-type="float">
            <text:p>895.5714285714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.03" calcext:value-type="float">
            <text:p>97.03</text:p>
          </table:table-cell>
          <table:table-cell office:value-type="float" office:value="81.18" calcext:value-type="float">
            <text:p>81.18</text:p>
          </table:table-cell>
          <table:table-cell office:value-type="float" office:value="136.14" calcext:value-type="float">
            <text:p>136.14</text:p>
          </table:table-cell>
          <table:table-cell office:value-type="float" office:value="101.18" calcext:value-type="float">
            <text:p>101.18</text:p>
          </table:table-cell>
          <table:table-cell office:value-type="float" office:value="102.75" calcext:value-type="float">
            <text:p>102.75</text:p>
          </table:table-cell>
          <table:table-cell office:value-type="float" office:value="87.23" calcext:value-type="float">
            <text:p>87.23</text:p>
          </table:table-cell>
          <table:table-cell office:value-type="float" office:value="96.63" calcext:value-type="float">
            <text:p>96.63</text:p>
          </table:table-cell>
          <table:table-cell table:formula="of:=AVERAGE([.B59:.H60])" office:value-type="float" office:value="104.035714285714" calcext:value-type="float">
            <text:p>104.035714285714</text:p>
          </table:table-cell>
          <table:table-cell table:formula="of:=[.I59]/3000*1000" office:value-type="float" office:value="34.6785714285714" calcext:value-type="float">
            <text:p>34.6785714285714</text:p>
          </table:table-cell>
          <table:table-cell/>
          <table:table-cell table:formula="of:=[.J32]" office:value-type="float" office:value="6.2496" calcext:value-type="float">
            <text:p>6.2496</text:p>
          </table:table-cell>
          <table:table-cell table:formula="of:=[.J61]" office:value-type="float" office:value="37.1173809523809" calcext:value-type="float">
            <text:p>37.1173809523809</text:p>
          </table:table-cell>
          <table:table-cell table:formula="of:=[.J89]"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.68" calcext:value-type="float">
            <text:p>95.68</text:p>
          </table:table-cell>
          <table:table-cell office:value-type="float" office:value="83.18" calcext:value-type="float">
            <text:p>83.18</text:p>
          </table:table-cell>
          <table:table-cell office:value-type="float" office:value="149.68" calcext:value-type="float">
            <text:p>149.68</text:p>
          </table:table-cell>
          <table:table-cell office:value-type="float" office:value="117.02" calcext:value-type="float">
            <text:p>117.02</text:p>
          </table:table-cell>
          <table:table-cell office:value-type="float" office:value="110.41" calcext:value-type="float">
            <text:p>110.41</text:p>
          </table:table-cell>
          <table:table-cell office:value-type="float" office:value="104.15" calcext:value-type="float">
            <text:p>104.15</text:p>
          </table:table-cell>
          <table:table-cell office:value-type="float" office:value="94.24" calcext:value-type="float">
            <text:p>94.24</text:p>
          </table:table-cell>
          <table:table-cell table:formula="of:=AVERAGE([.B60:.H61])" office:value-type="float" office:value="110.027857142857" calcext:value-type="float">
            <text:p>110.027857142857</text:p>
          </table:table-cell>
          <table:table-cell table:formula="of:=[.I60]/3000*1000" office:value-type="float" office:value="36.6759523809524" calcext:value-type="float">
            <text:p>36.6759523809524</text:p>
          </table:table-cell>
          <table:table-cell/>
          <table:table-cell table:formula="of:=[.J33]" office:value-type="float" office:value="6.3346" calcext:value-type="float">
            <text:p>6.3346</text:p>
          </table:table-cell>
          <table:table-cell table:formula="of:=[.J62]" office:value-type="float" office:value="37.7876190476191" calcext:value-type="float">
            <text:p>37.7876190476191</text:p>
          </table:table-cell>
          <table:table-cell table:formula="of:=[.J90]" office:value-type="float" office:value="997.285714285714" calcext:value-type="float">
            <text:p>997.2857142857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6.93" calcext:value-type="float">
            <text:p>106.93</text:p>
          </table:table-cell>
          <table:table-cell office:value-type="float" office:value="151.58" calcext:value-type="float">
            <text:p>151.58</text:p>
          </table:table-cell>
          <table:table-cell office:value-type="float" office:value="104.3" calcext:value-type="float">
            <text:p>104.3</text:p>
          </table:table-cell>
          <table:table-cell office:value-type="float" office:value="99.4" calcext:value-type="float">
            <text:p>99.4</text:p>
          </table:table-cell>
          <table:table-cell office:value-type="float" office:value="104.97" calcext:value-type="float">
            <text:p>104.97</text:p>
          </table:table-cell>
          <table:table-cell office:value-type="float" office:value="95.77" calcext:value-type="float">
            <text:p>95.77</text:p>
          </table:table-cell>
          <table:table-cell office:value-type="float" office:value="123.08" calcext:value-type="float">
            <text:p>123.08</text:p>
          </table:table-cell>
          <table:table-cell table:formula="of:=AVERAGE([.B61:.H62])" office:value-type="float" office:value="111.352142857143" calcext:value-type="float">
            <text:p>111.352142857143</text:p>
          </table:table-cell>
          <table:table-cell table:formula="of:=[.I61]/3000*1000" office:value-type="float" office:value="37.1173809523809" calcext:value-type="float">
            <text:p>37.1173809523809</text:p>
          </table:table-cell>
          <table:table-cell/>
          <table:table-cell table:formula="of:=[.J34]" office:value-type="float" office:value="6.2186" calcext:value-type="float">
            <text:p>6.2186</text:p>
          </table:table-cell>
          <table:table-cell table:formula="of:=[.J63]" office:value-type="float" office:value="39.5361904761905" calcext:value-type="float">
            <text:p>39.5361904761905</text:p>
          </table:table-cell>
          <table:table-cell table:formula="of:=[.J91]" office:value-type="float" office:value="942.657142857143" calcext:value-type="float">
            <text:p>942.6571428571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5.89" calcext:value-type="float">
            <text:p>105.89</text:p>
          </table:table-cell>
          <table:table-cell office:value-type="float" office:value="120.77" calcext:value-type="float">
            <text:p>120.77</text:p>
          </table:table-cell>
          <table:table-cell office:value-type="float" office:value="133.32" calcext:value-type="float">
            <text:p>133.32</text:p>
          </table:table-cell>
          <table:table-cell office:value-type="float" office:value="106.06" calcext:value-type="float">
            <text:p>106.06</text:p>
          </table:table-cell>
          <table:table-cell office:value-type="float" office:value="103.85" calcext:value-type="float">
            <text:p>103.85</text:p>
          </table:table-cell>
          <table:table-cell office:value-type="float" office:value="94.87" calcext:value-type="float">
            <text:p>94.87</text:p>
          </table:table-cell>
          <table:table-cell office:value-type="float" office:value="108.14" calcext:value-type="float">
            <text:p>108.14</text:p>
          </table:table-cell>
          <table:table-cell table:formula="of:=AVERAGE([.B62:.H63])" office:value-type="float" office:value="113.362857142857" calcext:value-type="float">
            <text:p>113.362857142857</text:p>
          </table:table-cell>
          <table:table-cell table:formula="of:=[.I62]/3000*1000" office:value-type="float" office:value="37.7876190476191" calcext:value-type="float">
            <text:p>37.7876190476191</text:p>
          </table:table-cell>
          <table:table-cell/>
          <table:table-cell table:formula="of:=[.J35]" office:value-type="float" office:value="6.8048" calcext:value-type="float">
            <text:p>6.8048</text:p>
          </table:table-cell>
          <table:table-cell table:formula="of:=[.J64]" office:value-type="float" office:value="40.5271428571429" calcext:value-type="float">
            <text:p>40.5271428571429</text:p>
          </table:table-cell>
          <table:table-cell table:formula="of:=[.J92]" office:value-type="float" office:value="983.057142857143" calcext:value-type="float">
            <text:p>983.0571428571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8.02" calcext:value-type="float">
            <text:p>108.02</text:p>
          </table:table-cell>
          <table:table-cell office:value-type="float" office:value="135.31" calcext:value-type="float">
            <text:p>135.31</text:p>
          </table:table-cell>
          <table:table-cell office:value-type="float" office:value="134.2" calcext:value-type="float">
            <text:p>134.2</text:p>
          </table:table-cell>
          <table:table-cell office:value-type="float" office:value="113.81" calcext:value-type="float">
            <text:p>113.81</text:p>
          </table:table-cell>
          <table:table-cell office:value-type="float" office:value="111.94" calcext:value-type="float">
            <text:p>111.94</text:p>
          </table:table-cell>
          <table:table-cell office:value-type="float" office:value="104.71" calcext:value-type="float">
            <text:p>104.71</text:p>
          </table:table-cell>
          <table:table-cell office:value-type="float" office:value="106.19" calcext:value-type="float">
            <text:p>106.19</text:p>
          </table:table-cell>
          <table:table-cell table:formula="of:=AVERAGE([.B63:.H64])" office:value-type="float" office:value="118.608571428571" calcext:value-type="float">
            <text:p>118.608571428571</text:p>
          </table:table-cell>
          <table:table-cell table:formula="of:=[.I63]/3000*1000" office:value-type="float" office:value="39.5361904761905" calcext:value-type="float">
            <text:p>39.5361904761905</text:p>
          </table:table-cell>
          <table:table-cell/>
          <table:table-cell table:formula="of:=[.J36]" office:value-type="float" office:value="6.8286" calcext:value-type="float">
            <text:p>6.8286</text:p>
          </table:table-cell>
          <table:table-cell table:formula="of:=[.J65]" office:value-type="float" office:value="42.1259523809524" calcext:value-type="float">
            <text:p>42.1259523809524</text:p>
          </table:table-cell>
          <table:table-cell table:formula="of:=[.J93]" office:value-type="float" office:value="1054.91428571429" calcext:value-type="float">
            <text:p>1054.914285714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2.51" calcext:value-type="float">
            <text:p>112.51</text:p>
          </table:table-cell>
          <table:table-cell office:value-type="float" office:value="169.46" calcext:value-type="float">
            <text:p>169.46</text:p>
          </table:table-cell>
          <table:table-cell office:value-type="float" office:value="125.81" calcext:value-type="float">
            <text:p>125.81</text:p>
          </table:table-cell>
          <table:table-cell office:value-type="float" office:value="102.6" calcext:value-type="float">
            <text:p>102.6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6.19" calcext:value-type="float">
            <text:p>106.19</text:p>
          </table:table-cell>
          <table:table-cell office:value-type="float" office:value="123" calcext:value-type="float">
            <text:p>123</text:p>
          </table:table-cell>
          <table:table-cell table:formula="of:=AVERAGE([.B64:.H65])" office:value-type="float" office:value="121.581428571429" calcext:value-type="float">
            <text:p>121.581428571429</text:p>
          </table:table-cell>
          <table:table-cell table:formula="of:=[.I64]/3000*1000" office:value-type="float" office:value="40.5271428571429" calcext:value-type="float">
            <text:p>40.5271428571429</text:p>
          </table:table-cell>
          <table:table-cell/>
          <table:table-cell table:formula="of:=[.J37]" office:value-type="float" office:value="7.1746" calcext:value-type="float">
            <text:p>7.1746</text:p>
          </table:table-cell>
          <table:table-cell table:formula="of:=[.J66]" office:value-type="float" office:value="43.4995238095238" calcext:value-type="float">
            <text:p>43.4995238095238</text:p>
          </table:table-cell>
          <table:table-cell table:formula="of:=[.J94]" office:value-type="float" office:value="1102.14285714286" calcext:value-type="float">
            <text:p>1102.142857142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0.39" calcext:value-type="float">
            <text:p>120.39</text:p>
          </table:table-cell>
          <table:table-cell office:value-type="float" office:value="159.38" calcext:value-type="float">
            <text:p>159.38</text:p>
          </table:table-cell>
          <table:table-cell office:value-type="float" office:value="123.32" calcext:value-type="float">
            <text:p>123.32</text:p>
          </table:table-cell>
          <table:table-cell office:value-type="float" office:value="118.07" calcext:value-type="float">
            <text:p>118.07</text:p>
          </table:table-cell>
          <table:table-cell office:value-type="float" office:value="107.09" calcext:value-type="float">
            <text:p>107.09</text:p>
          </table:table-cell>
          <table:table-cell office:value-type="float" office:value="106.46" calcext:value-type="float">
            <text:p>106.46</text:p>
          </table:table-cell>
          <table:table-cell office:value-type="float" office:value="121.09" calcext:value-type="float">
            <text:p>121.09</text:p>
          </table:table-cell>
          <table:table-cell table:formula="of:=AVERAGE([.B65:.H66])" office:value-type="float" office:value="126.377857142857" calcext:value-type="float">
            <text:p>126.377857142857</text:p>
          </table:table-cell>
          <table:table-cell table:formula="of:=[.I65]/3000*1000" office:value-type="float" office:value="42.1259523809524" calcext:value-type="float">
            <text:p>42.12595238095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5.52" calcext:value-type="float">
            <text:p>125.52</text:p>
          </table:table-cell>
          <table:table-cell office:value-type="float" office:value="177.1" calcext:value-type="float">
            <text:p>177.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14.65" calcext:value-type="float">
            <text:p>114.65</text:p>
          </table:table-cell>
          <table:table-cell office:value-type="float" office:value="122.33" calcext:value-type="float">
            <text:p>122.33</text:p>
          </table:table-cell>
          <table:table-cell office:value-type="float" office:value="113.72" calcext:value-type="float">
            <text:p>113.72</text:p>
          </table:table-cell>
          <table:table-cell office:value-type="float" office:value="128.74" calcext:value-type="float">
            <text:p>128.74</text:p>
          </table:table-cell>
          <table:table-cell table:formula="of:=AVERAGE([.B66:.H67])" office:value-type="float" office:value="130.498571428571" calcext:value-type="float">
            <text:p>130.498571428571</text:p>
          </table:table-cell>
          <table:table-cell table:formula="of:=[.I66]/3000*1000" office:value-type="float" office:value="43.4995238095238" calcext:value-type="float">
            <text:p>43.4995238095238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SimpleCFNewjobs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86" calcext:value-type="float">
            <text:p>7.86</text:p>
          </table:table-cell>
          <table:table-cell office:value-type="float" office:value="7.21" calcext:value-type="float">
            <text:p>7.21</text:p>
          </table:table-cell>
          <table:table-cell office:value-type="float" office:value="7.88" calcext:value-type="float">
            <text:p>7.88</text:p>
          </table:table-cell>
          <table:table-cell office:value-type="float" office:value="7.41" calcext:value-type="float">
            <text:p>7.41</text:p>
          </table:table-cell>
          <table:table-cell office:value-type="float" office:value="7.21" calcext:value-type="float">
            <text:p>7.21</text:p>
          </table:table-cell>
          <table:table-cell office:value-type="float" office:value="7.23" calcext:value-type="float">
            <text:p>7.23</text:p>
          </table:table-cell>
          <table:table-cell office:value-type="float" office:value="7.37" calcext:value-type="float">
            <text:p>7.37</text:p>
          </table:table-cell>
          <table:table-cell table:formula="of:=AVERAGE([.B70:.H70])" office:value-type="float" office:value="7.45285714285714" calcext:value-type="float">
            <text:p>7.45285714285714</text:p>
          </table:table-cell>
          <table:table-cell table:formula="of:=[.I70]/50*1000" office:value-type="float" office:value="149.057142857143" calcext:value-type="float">
            <text:p>149.05714285714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45" calcext:value-type="float">
            <text:p>10.45</text:p>
          </table:table-cell>
          <table:table-cell office:value-type="float" office:value="11.28" calcext:value-type="float">
            <text:p>11.28</text:p>
          </table:table-cell>
          <table:table-cell office:value-type="float" office:value="11.4" calcext:value-type="float">
            <text:p>11.4</text:p>
          </table:table-cell>
          <table:table-cell office:value-type="float" office:value="9.32" calcext:value-type="float">
            <text:p>9.32</text:p>
          </table:table-cell>
          <table:table-cell office:value-type="float" office:value="10.18" calcext:value-type="float">
            <text:p>10.18</text:p>
          </table:table-cell>
          <table:table-cell office:value-type="float" office:value="9.58" calcext:value-type="float">
            <text:p>9.58</text:p>
          </table:table-cell>
          <table:table-cell office:value-type="float" office:value="10" calcext:value-type="float">
            <text:p>10</text:p>
          </table:table-cell>
          <table:table-cell table:formula="of:=AVERAGE([.B71:.H71])" office:value-type="float" office:value="10.3157142857143" calcext:value-type="float">
            <text:p>10.3157142857143</text:p>
          </table:table-cell>
          <table:table-cell table:formula="of:=[.I71]/50*1000" office:value-type="float" office:value="206.314285714286" calcext:value-type="float">
            <text:p>206.31428571428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99" calcext:value-type="float">
            <text:p>12.99</text:p>
          </table:table-cell>
          <table:table-cell office:value-type="float" office:value="13.29" calcext:value-type="float">
            <text:p>13.29</text:p>
          </table:table-cell>
          <table:table-cell office:value-type="float" office:value="13.09" calcext:value-type="float">
            <text:p>13.09</text:p>
          </table:table-cell>
          <table:table-cell office:value-type="float" office:value="12.13" calcext:value-type="float">
            <text:p>12.13</text:p>
          </table:table-cell>
          <table:table-cell office:value-type="float" office:value="11.41" calcext:value-type="float">
            <text:p>11.41</text:p>
          </table:table-cell>
          <table:table-cell office:value-type="float" office:value="12.02" calcext:value-type="float">
            <text:p>12.02</text:p>
          </table:table-cell>
          <table:table-cell office:value-type="float" office:value="11.51" calcext:value-type="float">
            <text:p>11.51</text:p>
          </table:table-cell>
          <table:table-cell table:formula="of:=AVERAGE([.B72:.H72])" office:value-type="float" office:value="12.3485714285714" calcext:value-type="float">
            <text:p>12.3485714285714</text:p>
          </table:table-cell>
          <table:table-cell table:formula="of:=[.I72]/50*1000" office:value-type="float" office:value="246.971428571429" calcext:value-type="float">
            <text:p>246.97142857142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21" calcext:value-type="float">
            <text:p>15.21</text:p>
          </table:table-cell>
          <table:table-cell office:value-type="float" office:value="17.57" calcext:value-type="float">
            <text:p>17.57</text:p>
          </table:table-cell>
          <table:table-cell office:value-type="float" office:value="14.43" calcext:value-type="float">
            <text:p>14.43</text:p>
          </table:table-cell>
          <table:table-cell office:value-type="float" office:value="15.54" calcext:value-type="float">
            <text:p>15.54</text:p>
          </table:table-cell>
          <table:table-cell office:value-type="float" office:value="14.69" calcext:value-type="float">
            <text:p>14.69</text:p>
          </table:table-cell>
          <table:table-cell office:value-type="float" office:value="16.64" calcext:value-type="float">
            <text:p>16.64</text:p>
          </table:table-cell>
          <table:table-cell office:value-type="float" office:value="13.89" calcext:value-type="float">
            <text:p>13.89</text:p>
          </table:table-cell>
          <table:table-cell table:formula="of:=AVERAGE([.B73:.H73])" office:value-type="float" office:value="15.4242857142857" calcext:value-type="float">
            <text:p>15.4242857142857</text:p>
          </table:table-cell>
          <table:table-cell table:formula="of:=[.I73]/50*1000" office:value-type="float" office:value="308.485714285714" calcext:value-type="float">
            <text:p>308.48571428571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26" calcext:value-type="float">
            <text:p>17.26</text:p>
          </table:table-cell>
          <table:table-cell office:value-type="float" office:value="19.28" calcext:value-type="float">
            <text:p>19.28</text:p>
          </table:table-cell>
          <table:table-cell office:value-type="float" office:value="18.31" calcext:value-type="float">
            <text:p>18.31</text:p>
          </table:table-cell>
          <table:table-cell office:value-type="float" office:value="14.51" calcext:value-type="float">
            <text:p>14.51</text:p>
          </table:table-cell>
          <table:table-cell office:value-type="float" office:value="16.27" calcext:value-type="float">
            <text:p>16.27</text:p>
          </table:table-cell>
          <table:table-cell office:value-type="float" office:value="19.02" calcext:value-type="float">
            <text:p>19.02</text:p>
          </table:table-cell>
          <table:table-cell office:value-type="float" office:value="17.16" calcext:value-type="float">
            <text:p>17.16</text:p>
          </table:table-cell>
          <table:table-cell table:formula="of:=AVERAGE([.B74:.H74])" office:value-type="float" office:value="17.4014285714286" calcext:value-type="float">
            <text:p>17.4014285714286</text:p>
          </table:table-cell>
          <table:table-cell table:formula="of:=[.I74]/50*1000" office:value-type="float" office:value="348.028571428571" calcext:value-type="float">
            <text:p>348.02857142857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42" calcext:value-type="float">
            <text:p>18.42</text:p>
          </table:table-cell>
          <table:table-cell office:value-type="float" office:value="19.47" calcext:value-type="float">
            <text:p>19.47</text:p>
          </table:table-cell>
          <table:table-cell office:value-type="float" office:value="18.76" calcext:value-type="float">
            <text:p>18.76</text:p>
          </table:table-cell>
          <table:table-cell office:value-type="float" office:value="16.73" calcext:value-type="float">
            <text:p>16.73</text:p>
          </table:table-cell>
          <table:table-cell office:value-type="float" office:value="18.93" calcext:value-type="float">
            <text:p>18.93</text:p>
          </table:table-cell>
          <table:table-cell office:value-type="float" office:value="18.61" calcext:value-type="float">
            <text:p>18.61</text:p>
          </table:table-cell>
          <table:table-cell office:value-type="float" office:value="18.08" calcext:value-type="float">
            <text:p>18.08</text:p>
          </table:table-cell>
          <table:table-cell table:formula="of:=AVERAGE([.B75:.H75])" office:value-type="float" office:value="18.4285714285714" calcext:value-type="float">
            <text:p>18.4285714285714</text:p>
          </table:table-cell>
          <table:table-cell table:formula="of:=[.I75]/50*1000" office:value-type="float" office:value="368.571428571429" calcext:value-type="float">
            <text:p>368.57142857142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49" calcext:value-type="float">
            <text:p>18.49</text:p>
          </table:table-cell>
          <table:table-cell office:value-type="float" office:value="25.98" calcext:value-type="float">
            <text:p>25.98</text:p>
          </table:table-cell>
          <table:table-cell office:value-type="float" office:value="20.43" calcext:value-type="float">
            <text:p>20.43</text:p>
          </table:table-cell>
          <table:table-cell office:value-type="float" office:value="19.18" calcext:value-type="float">
            <text:p>19.18</text:p>
          </table:table-cell>
          <table:table-cell office:value-type="float" office:value="18.3" calcext:value-type="float">
            <text:p>18.3</text:p>
          </table:table-cell>
          <table:table-cell office:value-type="float" office:value="21.33" calcext:value-type="float">
            <text:p>21.33</text:p>
          </table:table-cell>
          <table:table-cell office:value-type="float" office:value="19.19" calcext:value-type="float">
            <text:p>19.19</text:p>
          </table:table-cell>
          <table:table-cell table:formula="of:=AVERAGE([.B76:.H76])" office:value-type="float" office:value="20.4142857142857" calcext:value-type="float">
            <text:p>20.4142857142857</text:p>
          </table:table-cell>
          <table:table-cell table:formula="of:=[.I76]/50*1000" office:value-type="float" office:value="408.285714285714" calcext:value-type="float">
            <text:p>408.28571428571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.39" calcext:value-type="float">
            <text:p>28.39</text:p>
          </table:table-cell>
          <table:table-cell office:value-type="float" office:value="21.51" calcext:value-type="float">
            <text:p>21.51</text:p>
          </table:table-cell>
          <table:table-cell office:value-type="float" office:value="21.66" calcext:value-type="float">
            <text:p>21.66</text:p>
          </table:table-cell>
          <table:table-cell office:value-type="float" office:value="21.79" calcext:value-type="float">
            <text:p>21.79</text:p>
          </table:table-cell>
          <table:table-cell office:value-type="float" office:value="20.15" calcext:value-type="float">
            <text:p>20.15</text:p>
          </table:table-cell>
          <table:table-cell office:value-type="float" office:value="18.57" calcext:value-type="float">
            <text:p>18.57</text:p>
          </table:table-cell>
          <table:table-cell office:value-type="float" office:value="19.79" calcext:value-type="float">
            <text:p>19.79</text:p>
          </table:table-cell>
          <table:table-cell table:formula="of:=AVERAGE([.B77:.H77])" office:value-type="float" office:value="21.6942857142857" calcext:value-type="float">
            <text:p>21.6942857142857</text:p>
          </table:table-cell>
          <table:table-cell table:formula="of:=[.I77]/50*1000" office:value-type="float" office:value="433.885714285714" calcext:value-type="float">
            <text:p>433.88571428571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.18" calcext:value-type="float">
            <text:p>27.18</text:p>
          </table:table-cell>
          <table:table-cell office:value-type="float" office:value="20.82" calcext:value-type="float">
            <text:p>20.82</text:p>
          </table:table-cell>
          <table:table-cell office:value-type="float" office:value="23.54" calcext:value-type="float">
            <text:p>23.54</text:p>
          </table:table-cell>
          <table:table-cell office:value-type="float" office:value="21.92" calcext:value-type="float">
            <text:p>21.92</text:p>
          </table:table-cell>
          <table:table-cell office:value-type="float" office:value="22.52" calcext:value-type="float">
            <text:p>22.52</text:p>
          </table:table-cell>
          <table:table-cell office:value-type="float" office:value="21.97" calcext:value-type="float">
            <text:p>21.97</text:p>
          </table:table-cell>
          <table:table-cell office:value-type="float" office:value="20.65" calcext:value-type="float">
            <text:p>20.65</text:p>
          </table:table-cell>
          <table:table-cell table:formula="of:=AVERAGE([.B78:.H78])" office:value-type="float" office:value="22.6571428571429" calcext:value-type="float">
            <text:p>22.6571428571429</text:p>
          </table:table-cell>
          <table:table-cell table:formula="of:=[.I78]/50*1000" office:value-type="float" office:value="453.142857142857" calcext:value-type="float">
            <text:p>453.14285714285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09" calcext:value-type="float">
            <text:p>36.09</text:p>
          </table:table-cell>
          <table:table-cell office:value-type="float" office:value="30.5" calcext:value-type="float">
            <text:p>30.5</text:p>
          </table:table-cell>
          <table:table-cell office:value-type="float" office:value="26.31" calcext:value-type="float">
            <text:p>26.31</text:p>
          </table:table-cell>
          <table:table-cell office:value-type="float" office:value="27.14" calcext:value-type="float">
            <text:p>27.14</text:p>
          </table:table-cell>
          <table:table-cell office:value-type="float" office:value="25.43" calcext:value-type="float">
            <text:p>25.43</text:p>
          </table:table-cell>
          <table:table-cell office:value-type="float" office:value="25.94" calcext:value-type="float">
            <text:p>25.94</text:p>
          </table:table-cell>
          <table:table-cell office:value-type="float" office:value="46.91" calcext:value-type="float">
            <text:p>46.91</text:p>
          </table:table-cell>
          <table:table-cell table:formula="of:=AVERAGE([.B79:.H79])" office:value-type="float" office:value="31.1885714285714" calcext:value-type="float">
            <text:p>31.1885714285714</text:p>
          </table:table-cell>
          <table:table-cell table:formula="of:=[.I79]/50*1000" office:value-type="float" office:value="623.771428571428" calcext:value-type="float">
            <text:p>623.77142857142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.3" calcext:value-type="float">
            <text:p>35.3</text:p>
          </table:table-cell>
          <table:table-cell office:value-type="float" office:value="29.23" calcext:value-type="float">
            <text:p>29.23</text:p>
          </table:table-cell>
          <table:table-cell office:value-type="float" office:value="25.02" calcext:value-type="float">
            <text:p>25.02</text:p>
          </table:table-cell>
          <table:table-cell office:value-type="float" office:value="24.17" calcext:value-type="float">
            <text:p>24.17</text:p>
          </table:table-cell>
          <table:table-cell office:value-type="float" office:value="26.04" calcext:value-type="float">
            <text:p>26.04</text:p>
          </table:table-cell>
          <table:table-cell office:value-type="float" office:value="27.17" calcext:value-type="float">
            <text:p>27.17</text:p>
          </table:table-cell>
          <table:table-cell office:value-type="float" office:value="47.27" calcext:value-type="float">
            <text:p>47.27</text:p>
          </table:table-cell>
          <table:table-cell table:formula="of:=AVERAGE([.B80:.H80])" office:value-type="float" office:value="30.6" calcext:value-type="float">
            <text:p>30.6</text:p>
          </table:table-cell>
          <table:table-cell table:formula="of:=[.I80]/50*1000"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.79" calcext:value-type="float">
            <text:p>37.79</text:p>
          </table:table-cell>
          <table:table-cell office:value-type="float" office:value="28.86" calcext:value-type="float">
            <text:p>28.86</text:p>
          </table:table-cell>
          <table:table-cell office:value-type="float" office:value="28.94" calcext:value-type="float">
            <text:p>28.94</text:p>
          </table:table-cell>
          <table:table-cell office:value-type="float" office:value="28.85" calcext:value-type="float">
            <text:p>28.85</text:p>
          </table:table-cell>
          <table:table-cell office:value-type="float" office:value="27.53" calcext:value-type="float">
            <text:p>27.53</text:p>
          </table:table-cell>
          <table:table-cell office:value-type="float" office:value="35.86" calcext:value-type="float">
            <text:p>35.86</text:p>
          </table:table-cell>
          <table:table-cell office:value-type="float" office:value="47.92" calcext:value-type="float">
            <text:p>47.92</text:p>
          </table:table-cell>
          <table:table-cell table:formula="of:=AVERAGE([.B81:.H81])" office:value-type="float" office:value="33.6785714285714" calcext:value-type="float">
            <text:p>33.6785714285714</text:p>
          </table:table-cell>
          <table:table-cell table:formula="of:=[.I81]/50*1000" office:value-type="float" office:value="673.571428571429" calcext:value-type="float">
            <text:p>673.57142857142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.57" calcext:value-type="float">
            <text:p>34.57</text:p>
          </table:table-cell>
          <table:table-cell office:value-type="float" office:value="31.16" calcext:value-type="float">
            <text:p>31.16</text:p>
          </table:table-cell>
          <table:table-cell office:value-type="float" office:value="28.78" calcext:value-type="float">
            <text:p>28.78</text:p>
          </table:table-cell>
          <table:table-cell office:value-type="float" office:value="29.42" calcext:value-type="float">
            <text:p>29.42</text:p>
          </table:table-cell>
          <table:table-cell office:value-type="float" office:value="34.28" calcext:value-type="float">
            <text:p>34.28</text:p>
          </table:table-cell>
          <table:table-cell office:value-type="float" office:value="46.2" calcext:value-type="float">
            <text:p>46.2</text:p>
          </table:table-cell>
          <table:table-cell office:value-type="float" office:value="41.66" calcext:value-type="float">
            <text:p>41.66</text:p>
          </table:table-cell>
          <table:table-cell table:formula="of:=AVERAGE([.B82:.H82])" office:value-type="float" office:value="35.1528571428571" calcext:value-type="float">
            <text:p>35.1528571428571</text:p>
          </table:table-cell>
          <table:table-cell table:formula="of:=[.I82]/50*1000" office:value-type="float" office:value="703.057142857143" calcext:value-type="float">
            <text:p>703.05714285714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.04" calcext:value-type="float">
            <text:p>39.04</text:p>
          </table:table-cell>
          <table:table-cell office:value-type="float" office:value="29.59" calcext:value-type="float">
            <text:p>29.59</text:p>
          </table:table-cell>
          <table:table-cell office:value-type="float" office:value="29.7" calcext:value-type="float">
            <text:p>29.7</text:p>
          </table:table-cell>
          <table:table-cell office:value-type="float" office:value="29.76" calcext:value-type="float">
            <text:p>29.76</text:p>
          </table:table-cell>
          <table:table-cell office:value-type="float" office:value="29.32" calcext:value-type="float">
            <text:p>29.32</text:p>
          </table:table-cell>
          <table:table-cell office:value-type="float" office:value="36.15" calcext:value-type="float">
            <text:p>36.15</text:p>
          </table:table-cell>
          <table:table-cell office:value-type="float" office:value="51.03" calcext:value-type="float">
            <text:p>51.03</text:p>
          </table:table-cell>
          <table:table-cell table:formula="of:=AVERAGE([.B83:.H83])" office:value-type="float" office:value="34.9414285714286" calcext:value-type="float">
            <text:p>34.9414285714286</text:p>
          </table:table-cell>
          <table:table-cell table:formula="of:=[.I83]/50*1000" office:value-type="float" office:value="698.828571428571" calcext:value-type="float">
            <text:p>698.82857142857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.55" calcext:value-type="float">
            <text:p>42.55</text:p>
          </table:table-cell>
          <table:table-cell office:value-type="float" office:value="29.53" calcext:value-type="float">
            <text:p>29.53</text:p>
          </table:table-cell>
          <table:table-cell office:value-type="float" office:value="31.97" calcext:value-type="float">
            <text:p>31.97</text:p>
          </table:table-cell>
          <table:table-cell office:value-type="float" office:value="31.1" calcext:value-type="float">
            <text:p>31.1</text:p>
          </table:table-cell>
          <table:table-cell office:value-type="float" office:value="31.25" calcext:value-type="float">
            <text:p>31.25</text:p>
          </table:table-cell>
          <table:table-cell office:value-type="float" office:value="53.24" calcext:value-type="float">
            <text:p>53.24</text:p>
          </table:table-cell>
          <table:table-cell office:value-type="float" office:value="39.8" calcext:value-type="float">
            <text:p>39.8</text:p>
          </table:table-cell>
          <table:table-cell table:formula="of:=AVERAGE([.B84:.H84])" office:value-type="float" office:value="37.0628571428571" calcext:value-type="float">
            <text:p>37.0628571428571</text:p>
          </table:table-cell>
          <table:table-cell table:formula="of:=[.I84]/50*1000" office:value-type="float" office:value="741.257142857143" calcext:value-type="float">
            <text:p>741.25714285714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.41" calcext:value-type="float">
            <text:p>44.41</text:p>
          </table:table-cell>
          <table:table-cell office:value-type="float" office:value="37.79" calcext:value-type="float">
            <text:p>37.79</text:p>
          </table:table-cell>
          <table:table-cell office:value-type="float" office:value="33.93" calcext:value-type="float">
            <text:p>33.93</text:p>
          </table:table-cell>
          <table:table-cell office:value-type="float" office:value="33.64" calcext:value-type="float">
            <text:p>33.64</text:p>
          </table:table-cell>
          <table:table-cell office:value-type="float" office:value="36.47" calcext:value-type="float">
            <text:p>36.47</text:p>
          </table:table-cell>
          <table:table-cell office:value-type="float" office:value="56.47" calcext:value-type="float">
            <text:p>56.47</text:p>
          </table:table-cell>
          <table:table-cell office:value-type="float" office:value="40.41" calcext:value-type="float">
            <text:p>40.41</text:p>
          </table:table-cell>
          <table:table-cell table:formula="of:=AVERAGE([.B85:.H85])" office:value-type="float" office:value="40.4457142857143" calcext:value-type="float">
            <text:p>40.4457142857143</text:p>
          </table:table-cell>
          <table:table-cell table:formula="of:=[.I85]/50*1000" office:value-type="float" office:value="808.914285714286" calcext:value-type="float">
            <text:p>808.91428571428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.59" calcext:value-type="float">
            <text:p>44.59</text:p>
          </table:table-cell>
          <table:table-cell office:value-type="float" office:value="35.45" calcext:value-type="float">
            <text:p>35.45</text:p>
          </table:table-cell>
          <table:table-cell office:value-type="float" office:value="34.64" calcext:value-type="float">
            <text:p>34.64</text:p>
          </table:table-cell>
          <table:table-cell office:value-type="float" office:value="34.17" calcext:value-type="float">
            <text:p>34.17</text:p>
          </table:table-cell>
          <table:table-cell office:value-type="float" office:value="58.19" calcext:value-type="float">
            <text:p>58.19</text:p>
          </table:table-cell>
          <table:table-cell office:value-type="float" office:value="53.43" calcext:value-type="float">
            <text:p>53.43</text:p>
          </table:table-cell>
          <table:table-cell office:value-type="float" office:value="41.42" calcext:value-type="float">
            <text:p>41.42</text:p>
          </table:table-cell>
          <table:table-cell table:formula="of:=AVERAGE([.B86:.H86])" office:value-type="float" office:value="43.1271428571429" calcext:value-type="float">
            <text:p>43.1271428571429</text:p>
          </table:table-cell>
          <table:table-cell table:formula="of:=[.I86]/50*1000" office:value-type="float" office:value="862.542857142857" calcext:value-type="float">
            <text:p>862.54285714285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.29" calcext:value-type="float">
            <text:p>48.29</text:p>
          </table:table-cell>
          <table:table-cell office:value-type="float" office:value="36.62" calcext:value-type="float">
            <text:p>36.62</text:p>
          </table:table-cell>
          <table:table-cell office:value-type="float" office:value="33.84" calcext:value-type="float">
            <text:p>33.84</text:p>
          </table:table-cell>
          <table:table-cell office:value-type="float" office:value="36.32" calcext:value-type="float">
            <text:p>36.32</text:p>
          </table:table-cell>
          <table:table-cell office:value-type="float" office:value="64.79" calcext:value-type="float">
            <text:p>64.79</text:p>
          </table:table-cell>
          <table:table-cell office:value-type="float" office:value="48.01" calcext:value-type="float">
            <text:p>48.01</text:p>
          </table:table-cell>
          <table:table-cell office:value-type="float" office:value="40.25" calcext:value-type="float">
            <text:p>40.25</text:p>
          </table:table-cell>
          <table:table-cell table:formula="of:=AVERAGE([.B87:.H87])" office:value-type="float" office:value="44.0171428571429" calcext:value-type="float">
            <text:p>44.0171428571429</text:p>
          </table:table-cell>
          <table:table-cell table:formula="of:=[.I87]/50*1000" office:value-type="float" office:value="880.342857142857" calcext:value-type="float">
            <text:p>880.34285714285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.28" calcext:value-type="float">
            <text:p>42.28</text:p>
          </table:table-cell>
          <table:table-cell office:value-type="float" office:value="41.05" calcext:value-type="float">
            <text:p>41.05</text:p>
          </table:table-cell>
          <table:table-cell office:value-type="float" office:value="44.53" calcext:value-type="float">
            <text:p>44.53</text:p>
          </table:table-cell>
          <table:table-cell office:value-type="float" office:value="36.01" calcext:value-type="float">
            <text:p>36.01</text:p>
          </table:table-cell>
          <table:table-cell office:value-type="float" office:value="65.55" calcext:value-type="float">
            <text:p>65.55</text:p>
          </table:table-cell>
          <table:table-cell office:value-type="float" office:value="44.11" calcext:value-type="float">
            <text:p>44.11</text:p>
          </table:table-cell>
          <table:table-cell office:value-type="float" office:value="39.92" calcext:value-type="float">
            <text:p>39.92</text:p>
          </table:table-cell>
          <table:table-cell table:formula="of:=AVERAGE([.B88:.H88])" office:value-type="float" office:value="44.7785714285714" calcext:value-type="float">
            <text:p>44.7785714285714</text:p>
          </table:table-cell>
          <table:table-cell table:formula="of:=[.I88]/50*1000" office:value-type="float" office:value="895.571428571429" calcext:value-type="float">
            <text:p>895.57142857142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.72" calcext:value-type="float">
            <text:p>43.72</text:p>
          </table:table-cell>
          <table:table-cell office:value-type="float" office:value="47.67" calcext:value-type="float">
            <text:p>47.67</text:p>
          </table:table-cell>
          <table:table-cell office:value-type="float" office:value="48.21" calcext:value-type="float">
            <text:p>48.21</text:p>
          </table:table-cell>
          <table:table-cell office:value-type="float" office:value="55.18" calcext:value-type="float">
            <text:p>55.18</text:p>
          </table:table-cell>
          <table:table-cell office:value-type="float" office:value="54.4" calcext:value-type="float">
            <text:p>54.4</text:p>
          </table:table-cell>
          <table:table-cell office:value-type="float" office:value="43.96" calcext:value-type="float">
            <text:p>43.96</text:p>
          </table:table-cell>
          <table:table-cell office:value-type="float" office:value="42.16" calcext:value-type="float">
            <text:p>42.16</text:p>
          </table:table-cell>
          <table:table-cell table:formula="of:=AVERAGE([.B89:.H89])" office:value-type="float" office:value="47.9" calcext:value-type="float">
            <text:p>47.9</text:p>
          </table:table-cell>
          <table:table-cell table:formula="of:=[.I89]/50*1000"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.14" calcext:value-type="float">
            <text:p>56.14</text:p>
          </table:table-cell>
          <table:table-cell office:value-type="float" office:value="45.2" calcext:value-type="float">
            <text:p>45.2</text:p>
          </table:table-cell>
          <table:table-cell office:value-type="float" office:value="39.25" calcext:value-type="float">
            <text:p>39.25</text:p>
          </table:table-cell>
          <table:table-cell office:value-type="float" office:value="62.57" calcext:value-type="float">
            <text:p>62.57</text:p>
          </table:table-cell>
          <table:table-cell office:value-type="float" office:value="53.91" calcext:value-type="float">
            <text:p>53.91</text:p>
          </table:table-cell>
          <table:table-cell office:value-type="float" office:value="43.11" calcext:value-type="float">
            <text:p>43.11</text:p>
          </table:table-cell>
          <table:table-cell office:value-type="float" office:value="48.87" calcext:value-type="float">
            <text:p>48.87</text:p>
          </table:table-cell>
          <table:table-cell table:formula="of:=AVERAGE([.B90:.H90])" office:value-type="float" office:value="49.8642857142857" calcext:value-type="float">
            <text:p>49.8642857142857</text:p>
          </table:table-cell>
          <table:table-cell table:formula="of:=[.I90]/50*1000" office:value-type="float" office:value="997.285714285714" calcext:value-type="float">
            <text:p>997.28571428571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.18" calcext:value-type="float">
            <text:p>45.18</text:p>
          </table:table-cell>
          <table:table-cell office:value-type="float" office:value="40.96" calcext:value-type="float">
            <text:p>40.96</text:p>
          </table:table-cell>
          <table:table-cell office:value-type="float" office:value="39.56" calcext:value-type="float">
            <text:p>39.56</text:p>
          </table:table-cell>
          <table:table-cell office:value-type="float" office:value="53.55" calcext:value-type="float">
            <text:p>53.55</text:p>
          </table:table-cell>
          <table:table-cell office:value-type="float" office:value="56.87" calcext:value-type="float">
            <text:p>56.87</text:p>
          </table:table-cell>
          <table:table-cell office:value-type="float" office:value="45.89" calcext:value-type="float">
            <text:p>45.89</text:p>
          </table:table-cell>
          <table:table-cell office:value-type="float" office:value="47.92" calcext:value-type="float">
            <text:p>47.92</text:p>
          </table:table-cell>
          <table:table-cell table:formula="of:=AVERAGE([.B91:.H91])" office:value-type="float" office:value="47.1328571428571" calcext:value-type="float">
            <text:p>47.1328571428571</text:p>
          </table:table-cell>
          <table:table-cell table:formula="of:=[.I91]/50*1000" office:value-type="float" office:value="942.657142857143" calcext:value-type="float">
            <text:p>942.65714285714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.76" calcext:value-type="float">
            <text:p>53.76</text:p>
          </table:table-cell>
          <table:table-cell office:value-type="float" office:value="40.5" calcext:value-type="float">
            <text:p>40.5</text:p>
          </table:table-cell>
          <table:table-cell office:value-type="float" office:value="39.54" calcext:value-type="float">
            <text:p>39.54</text:p>
          </table:table-cell>
          <table:table-cell office:value-type="float" office:value="53.31" calcext:value-type="float">
            <text:p>53.31</text:p>
          </table:table-cell>
          <table:table-cell office:value-type="float" office:value="67.6" calcext:value-type="float">
            <text:p>67.6</text:p>
          </table:table-cell>
          <table:table-cell office:value-type="float" office:value="45.36" calcext:value-type="float">
            <text:p>45.36</text:p>
          </table:table-cell>
          <table:table-cell office:value-type="float" office:value="44" calcext:value-type="float">
            <text:p>44</text:p>
          </table:table-cell>
          <table:table-cell table:formula="of:=AVERAGE([.B92:.H92])" office:value-type="float" office:value="49.1528571428571" calcext:value-type="float">
            <text:p>49.1528571428571</text:p>
          </table:table-cell>
          <table:table-cell table:formula="of:=[.I92]/50*1000" office:value-type="float" office:value="983.057142857143" calcext:value-type="float">
            <text:p>983.05714285714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.43" calcext:value-type="float">
            <text:p>49.43</text:p>
          </table:table-cell>
          <table:table-cell office:value-type="float" office:value="53.65" calcext:value-type="float">
            <text:p>53.65</text:p>
          </table:table-cell>
          <table:table-cell office:value-type="float" office:value="46.29" calcext:value-type="float">
            <text:p>46.29</text:p>
          </table:table-cell>
          <table:table-cell office:value-type="float" office:value="74.98" calcext:value-type="float">
            <text:p>74.98</text:p>
          </table:table-cell>
          <table:table-cell office:value-type="float" office:value="54.04" calcext:value-type="float">
            <text:p>54.04</text:p>
          </table:table-cell>
          <table:table-cell office:value-type="float" office:value="44.72" calcext:value-type="float">
            <text:p>44.72</text:p>
          </table:table-cell>
          <table:table-cell office:value-type="float" office:value="46.11" calcext:value-type="float">
            <text:p>46.11</text:p>
          </table:table-cell>
          <table:table-cell table:formula="of:=AVERAGE([.B93:.H93])" office:value-type="float" office:value="52.7457142857143" calcext:value-type="float">
            <text:p>52.7457142857143</text:p>
          </table:table-cell>
          <table:table-cell table:formula="of:=[.I93]/50*1000" office:value-type="float" office:value="1054.91428571429" calcext:value-type="float">
            <text:p>1054.9142857142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.22" calcext:value-type="float">
            <text:p>50.22</text:p>
          </table:table-cell>
          <table:table-cell office:value-type="float" office:value="44.95" calcext:value-type="float">
            <text:p>44.95</text:p>
          </table:table-cell>
          <table:table-cell office:value-type="float" office:value="50.9" calcext:value-type="float">
            <text:p>50.9</text:p>
          </table:table-cell>
          <table:table-cell office:value-type="float" office:value="86.18" calcext:value-type="float">
            <text:p>86.18</text:p>
          </table:table-cell>
          <table:table-cell office:value-type="float" office:value="52.3" calcext:value-type="float">
            <text:p>52.3</text:p>
          </table:table-cell>
          <table:table-cell office:value-type="float" office:value="50.61" calcext:value-type="float">
            <text:p>50.61</text:p>
          </table:table-cell>
          <table:table-cell office:value-type="float" office:value="50.59" calcext:value-type="float">
            <text:p>50.59</text:p>
          </table:table-cell>
          <table:table-cell table:formula="of:=AVERAGE([.B94:.H94])" office:value-type="float" office:value="55.1071428571429" calcext:value-type="float">
            <text:p>55.1071428571429</text:p>
          </table:table-cell>
          <table:table-cell table:formula="of:=[.I94]/50*1000" office:value-type="float" office:value="1102.14285714286" calcext:value-type="float">
            <text:p>1102.1428571428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4T12:38:21.166946596</meta:creation-date>
    <dc:date>2017-06-26T10:47:43.107049926</dc:date>
    <meta:editing-duration>PT6M10S</meta:editing-duration>
    <meta:editing-cycles>1</meta:editing-cycles>
    <meta:document-statistic meta:table-count="1" meta:cell-count="866" meta:object-count="3"/>
    <meta:generator>LibreOffice/5.3.2.2$Linux_X86_64 LibreOffice_project/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278cm" svg:y="4.229cm" style:legend-expansion="high" chart:style-name="ch2"/>
        <chart:plot-area chart:style-name="ch3" table:cell-range-address="Sheet1.I13:Sheet1.I37" svg:x="0.319cm" svg:y="0.18cm" svg:width="12.64cm" svg:height="8.645cm">
          <chartooo:coordinate-region svg:x="0.94cm" svg:y="0.353cm" svg:width="11.832cm" svg:height="7.8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3:Sheet1.I37" chart:class="chart:line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292">
                <text:p>16.292</text:p>
                <draw:g>
                  <svg:desc>Sheet1.I13:Sheet1.I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216">
                <text:p>23.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046">
                <text:p>28.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426">
                <text:p>31.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704">
                <text:p>33.7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.658">
                <text:p>36.6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65">
                <text:p>38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918">
                <text:p>40.9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.03">
                <text:p>43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062">
                <text:p>44.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.596">
                <text:p>45.5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.164">
                <text:p>47.1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.986">
                <text:p>48.9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.692">
                <text:p>50.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.328">
                <text:p>52.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.394">
                <text:p>55.3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.66">
                <text:p>58.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.496">
                <text:p>62.4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346">
                <text:p>63.3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.186">
                <text:p>62.1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.048">
                <text:p>68.0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.286">
                <text:p>68.2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.746">
                <text:p>71.7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3.782cm" style:legend-expansion="high" chart:style-name="ch2"/>
        <chart:plot-area chart:style-name="ch3" table:cell-range-address="Sheet1.L39:Sheet1.N64" chart:data-source-has-labels="row" svg:x="0.32cm" svg:y="0.18cm" svg:width="11.873cm" svg:height="8.64cm">
          <chartooo:coordinate-region svg:x="1.127cm" svg:y="0.354cm" svg:width="10.694cm" svg:height="7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40:Sheet1.L64" chart:label-cell-address="Sheet1.L39:Sheet1.L39" chart:class="chart:line">
            <chart:data-point chart:repeated="25"/>
          </chart:series>
          <chart:series chart:style-name="ch7" chart:values-cell-range-address="Sheet1.M40:Sheet1.M64" chart:label-cell-address="Sheet1.M39:Sheet1.M39" chart:class="chart:line">
            <chart:data-point chart:repeated="25"/>
          </chart:series>
          <chart:series chart:style-name="ch8" chart:values-cell-range-address="Sheet1.N40:Sheet1.N64" chart:label-cell-address="Sheet1.N39:Sheet1.N39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yrinth</text:p>
                <draw:g>
                  <svg:desc>Sheet1.L39:Sheet1.L39</svg:desc>
                </draw:g>
              </table:table-cell>
              <table:table-cell office:value-type="string">
                <text:p>Flink Native</text:p>
                <draw:g>
                  <svg:desc>Sheet1.M39:Sheet1.M39</svg:desc>
                </draw:g>
              </table:table-cell>
              <table:table-cell office:value-type="string">
                <text:p>Flink Newjobs</text:p>
                <draw:g>
                  <svg:desc>Sheet1.N39:Sheet1.N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292">
                <text:p>1.6292</text:p>
                <draw:g>
                  <svg:desc>Sheet1.L40:Sheet1.L64</svg:desc>
                </draw:g>
              </table:table-cell>
              <table:table-cell office:value-type="float" office:value="6.93190476190476">
                <text:p>6.93190476190476</text:p>
                <draw:g>
                  <svg:desc>Sheet1.M40:Sheet1.M64</svg:desc>
                </draw:g>
              </table:table-cell>
              <table:table-cell office:value-type="float" office:value="149.057142857143">
                <text:p>149.057142857143</text:p>
                <draw:g>
                  <svg:desc>Sheet1.N40:Sheet1.N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216">
                <text:p>2.3216</text:p>
              </table:table-cell>
              <table:table-cell office:value-type="float" office:value="10.0621428571429">
                <text:p>10.0621428571429</text:p>
              </table:table-cell>
              <table:table-cell office:value-type="float" office:value="206.314285714286">
                <text:p>206.314285714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046">
                <text:p>2.8046</text:p>
              </table:table-cell>
              <table:table-cell office:value-type="float" office:value="12.1804761904762">
                <text:p>12.1804761904762</text:p>
              </table:table-cell>
              <table:table-cell office:value-type="float" office:value="246.971428571429">
                <text:p>246.9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426">
                <text:p>3.1426</text:p>
              </table:table-cell>
              <table:table-cell office:value-type="float" office:value="13.5392857142857">
                <text:p>13.5392857142857</text:p>
              </table:table-cell>
              <table:table-cell office:value-type="float" office:value="308.485714285714">
                <text:p>308.4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704">
                <text:p>3.3704</text:p>
              </table:table-cell>
              <table:table-cell office:value-type="float" office:value="15.1266666666667">
                <text:p>15.1266666666667</text:p>
              </table:table-cell>
              <table:table-cell office:value-type="float" office:value="348.028571428571">
                <text:p>348.028571428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658">
                <text:p>3.6658</text:p>
              </table:table-cell>
              <table:table-cell office:value-type="float" office:value="16.627380952381">
                <text:p>16.627380952381</text:p>
              </table:table-cell>
              <table:table-cell office:value-type="float" office:value="368.571428571429">
                <text:p>368.57142857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702">
                <text:p>3.702</text:p>
              </table:table-cell>
              <table:table-cell office:value-type="float" office:value="17.2090476190476">
                <text:p>17.2090476190476</text:p>
              </table:table-cell>
              <table:table-cell office:value-type="float" office:value="408.285714285714">
                <text:p>408.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65">
                <text:p>3.865</text:p>
              </table:table-cell>
              <table:table-cell office:value-type="float" office:value="18.4466666666667">
                <text:p>18.4466666666667</text:p>
              </table:table-cell>
              <table:table-cell office:value-type="float" office:value="433.885714285714">
                <text:p>433.8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918">
                <text:p>4.0918</text:p>
              </table:table-cell>
              <table:table-cell office:value-type="float" office:value="20.087380952381">
                <text:p>20.087380952381</text:p>
              </table:table-cell>
              <table:table-cell office:value-type="float" office:value="453.142857142857">
                <text:p>453.142857142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03">
                <text:p>4.303</text:p>
              </table:table-cell>
              <table:table-cell office:value-type="float" office:value="21.0580952380952">
                <text:p>21.0580952380952</text:p>
              </table:table-cell>
              <table:table-cell office:value-type="float" office:value="623.771428571428">
                <text:p>623.7714285714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062">
                <text:p>4.4062</text:p>
              </table:table-cell>
              <table:table-cell office:value-type="float" office:value="22.4045238095238">
                <text:p>22.4045238095238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596">
                <text:p>4.5596</text:p>
              </table:table-cell>
              <table:table-cell office:value-type="float" office:value="23.8271428571429">
                <text:p>23.8271428571429</text:p>
              </table:table-cell>
              <table:table-cell office:value-type="float" office:value="673.571428571429">
                <text:p>673.5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7164">
                <text:p>4.7164</text:p>
              </table:table-cell>
              <table:table-cell office:value-type="float" office:value="25.3771428571429">
                <text:p>25.3771428571429</text:p>
              </table:table-cell>
              <table:table-cell office:value-type="float" office:value="703.057142857143">
                <text:p>703.057142857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8986">
                <text:p>4.8986</text:p>
              </table:table-cell>
              <table:table-cell office:value-type="float" office:value="26.9357142857143">
                <text:p>26.9357142857143</text:p>
              </table:table-cell>
              <table:table-cell office:value-type="float" office:value="698.828571428571">
                <text:p>698.828571428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692">
                <text:p>5.0692</text:p>
              </table:table-cell>
              <table:table-cell office:value-type="float" office:value="29.0090476190476">
                <text:p>29.0090476190476</text:p>
              </table:table-cell>
              <table:table-cell office:value-type="float" office:value="741.257142857143">
                <text:p>741.257142857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2328">
                <text:p>5.2328</text:p>
              </table:table-cell>
              <table:table-cell office:value-type="float" office:value="30.6340476190476">
                <text:p>30.6340476190476</text:p>
              </table:table-cell>
              <table:table-cell office:value-type="float" office:value="808.914285714286">
                <text:p>808.914285714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5394">
                <text:p>5.5394</text:p>
              </table:table-cell>
              <table:table-cell office:value-type="float" office:value="32.1421428571429">
                <text:p>32.1421428571429</text:p>
              </table:table-cell>
              <table:table-cell office:value-type="float" office:value="862.542857142857">
                <text:p>862.542857142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866">
                <text:p>5.866</text:p>
              </table:table-cell>
              <table:table-cell office:value-type="float" office:value="34.6785714285714">
                <text:p>34.6785714285714</text:p>
              </table:table-cell>
              <table:table-cell office:value-type="float" office:value="880.342857142857">
                <text:p>880.3428571428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12">
                <text:p>6.12</text:p>
              </table:table-cell>
              <table:table-cell office:value-type="float" office:value="36.6759523809524">
                <text:p>36.6759523809524</text:p>
              </table:table-cell>
              <table:table-cell office:value-type="float" office:value="895.571428571429">
                <text:p>895.5714285714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2496">
                <text:p>6.2496</text:p>
              </table:table-cell>
              <table:table-cell office:value-type="float" office:value="37.1173809523809">
                <text:p>37.1173809523809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3346">
                <text:p>6.3346</text:p>
              </table:table-cell>
              <table:table-cell office:value-type="float" office:value="37.7876190476191">
                <text:p>37.7876190476191</text:p>
              </table:table-cell>
              <table:table-cell office:value-type="float" office:value="997.285714285714">
                <text:p>997.2857142857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2186">
                <text:p>6.2186</text:p>
              </table:table-cell>
              <table:table-cell office:value-type="float" office:value="39.5361904761905">
                <text:p>39.5361904761905</text:p>
              </table:table-cell>
              <table:table-cell office:value-type="float" office:value="942.657142857143">
                <text:p>942.6571428571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8048">
                <text:p>6.8048</text:p>
              </table:table-cell>
              <table:table-cell office:value-type="float" office:value="40.5271428571429">
                <text:p>40.5271428571429</text:p>
              </table:table-cell>
              <table:table-cell office:value-type="float" office:value="983.057142857143">
                <text:p>983.057142857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286">
                <text:p>6.8286</text:p>
              </table:table-cell>
              <table:table-cell office:value-type="float" office:value="42.1259523809524">
                <text:p>42.1259523809524</text:p>
              </table:table-cell>
              <table:table-cell office:value-type="float" office:value="1054.91428571429">
                <text:p>1054.914285714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746">
                <text:p>7.1746</text:p>
              </table:table-cell>
              <table:table-cell office:value-type="float" office:value="43.4995238095238">
                <text:p>43.4995238095238</text:p>
              </table:table-cell>
              <table:table-cell office:value-type="float" office:value="1102.14285714286">
                <text:p>1102.142857142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3cm" svg:y="4.005cm" style:legend-expansion="high" chart:style-name="ch2"/>
        <chart:plot-area chart:style-name="ch3" table:cell-range-address="Sheet1.L39:Sheet1.M64" chart:data-source-has-labels="row" svg:x="0.32cm" svg:y="0.18cm" svg:width="12.19cm" svg:height="8.64cm">
          <chartooo:coordinate-region svg:x="0.941cm" svg:y="0.354cm" svg:width="11.382cm" svg:height="7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40:Sheet1.L64" chart:label-cell-address="Sheet1.L39:Sheet1.L39" chart:class="chart:line">
            <chart:data-point chart:repeated="25"/>
          </chart:series>
          <chart:series chart:style-name="ch7" chart:values-cell-range-address="Sheet1.M40:Sheet1.M64" chart:label-cell-address="Sheet1.M39:Sheet1.M39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yrinth</text:p>
                <draw:g>
                  <svg:desc>Sheet1.L39:Sheet1.L39</svg:desc>
                </draw:g>
              </table:table-cell>
              <table:table-cell office:value-type="string">
                <text:p>Flink Native</text:p>
                <draw:g>
                  <svg:desc>Sheet1.M39:Sheet1.M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292">
                <text:p>1.6292</text:p>
                <draw:g>
                  <svg:desc>Sheet1.L40:Sheet1.L64</svg:desc>
                </draw:g>
              </table:table-cell>
              <table:table-cell office:value-type="float" office:value="6.93190476190476">
                <text:p>6.93190476190476</text:p>
                <draw:g>
                  <svg:desc>Sheet1.M40:Sheet1.M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216">
                <text:p>2.3216</text:p>
              </table:table-cell>
              <table:table-cell office:value-type="float" office:value="10.0621428571429">
                <text:p>10.062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046">
                <text:p>2.8046</text:p>
              </table:table-cell>
              <table:table-cell office:value-type="float" office:value="12.1804761904762">
                <text:p>12.18047619047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426">
                <text:p>3.1426</text:p>
              </table:table-cell>
              <table:table-cell office:value-type="float" office:value="13.5392857142857">
                <text:p>13.539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704">
                <text:p>3.3704</text:p>
              </table:table-cell>
              <table:table-cell office:value-type="float" office:value="15.1266666666667">
                <text:p>15.12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658">
                <text:p>3.6658</text:p>
              </table:table-cell>
              <table:table-cell office:value-type="float" office:value="16.627380952381">
                <text:p>16.627380952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702">
                <text:p>3.702</text:p>
              </table:table-cell>
              <table:table-cell office:value-type="float" office:value="17.2090476190476">
                <text:p>17.2090476190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65">
                <text:p>3.865</text:p>
              </table:table-cell>
              <table:table-cell office:value-type="float" office:value="18.4466666666667">
                <text:p>18.44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918">
                <text:p>4.0918</text:p>
              </table:table-cell>
              <table:table-cell office:value-type="float" office:value="20.087380952381">
                <text:p>20.0873809523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03">
                <text:p>4.303</text:p>
              </table:table-cell>
              <table:table-cell office:value-type="float" office:value="21.0580952380952">
                <text:p>21.05809523809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062">
                <text:p>4.4062</text:p>
              </table:table-cell>
              <table:table-cell office:value-type="float" office:value="22.4045238095238">
                <text:p>22.4045238095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596">
                <text:p>4.5596</text:p>
              </table:table-cell>
              <table:table-cell office:value-type="float" office:value="23.8271428571429">
                <text:p>23.82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7164">
                <text:p>4.7164</text:p>
              </table:table-cell>
              <table:table-cell office:value-type="float" office:value="25.3771428571429">
                <text:p>25.37714285714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8986">
                <text:p>4.8986</text:p>
              </table:table-cell>
              <table:table-cell office:value-type="float" office:value="26.9357142857143">
                <text:p>26.93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692">
                <text:p>5.0692</text:p>
              </table:table-cell>
              <table:table-cell office:value-type="float" office:value="29.0090476190476">
                <text:p>29.0090476190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2328">
                <text:p>5.2328</text:p>
              </table:table-cell>
              <table:table-cell office:value-type="float" office:value="30.6340476190476">
                <text:p>30.63404761904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5394">
                <text:p>5.5394</text:p>
              </table:table-cell>
              <table:table-cell office:value-type="float" office:value="32.1421428571429">
                <text:p>32.1421428571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866">
                <text:p>5.866</text:p>
              </table:table-cell>
              <table:table-cell office:value-type="float" office:value="34.6785714285714">
                <text:p>34.6785714285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12">
                <text:p>6.12</text:p>
              </table:table-cell>
              <table:table-cell office:value-type="float" office:value="36.6759523809524">
                <text:p>36.67595238095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2496">
                <text:p>6.2496</text:p>
              </table:table-cell>
              <table:table-cell office:value-type="float" office:value="37.1173809523809">
                <text:p>37.11738095238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3346">
                <text:p>6.3346</text:p>
              </table:table-cell>
              <table:table-cell office:value-type="float" office:value="37.7876190476191">
                <text:p>37.7876190476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2186">
                <text:p>6.2186</text:p>
              </table:table-cell>
              <table:table-cell office:value-type="float" office:value="39.5361904761905">
                <text:p>39.53619047619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8048">
                <text:p>6.8048</text:p>
              </table:table-cell>
              <table:table-cell office:value-type="float" office:value="40.5271428571429">
                <text:p>40.52714285714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286">
                <text:p>6.8286</text:p>
              </table:table-cell>
              <table:table-cell office:value-type="float" office:value="42.1259523809524">
                <text:p>42.12595238095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746">
                <text:p>7.1746</text:p>
              </table:table-cell>
              <table:table-cell office:value-type="float" office:value="43.4995238095238">
                <text:p>43.49952380952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